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69cm"/>
    </style:style>
    <style:style style:name="co2" style:family="table-column">
      <style:table-column-properties fo:break-before="auto" style:column-width="7.407cm"/>
    </style:style>
    <style:style style:name="co3" style:family="table-column">
      <style:table-column-properties fo:break-before="auto" style:column-width="2.831cm"/>
    </style:style>
    <style:style style:name="co4" style:family="table-column">
      <style:table-column-properties fo:break-before="auto" style:column-width="10.975cm"/>
    </style:style>
    <style:style style:name="co5" style:family="table-column">
      <style:table-column-properties fo:break-before="auto" style:column-width="4.683cm"/>
    </style:style>
    <style:style style:name="co6" style:family="table-column">
      <style:table-column-properties fo:break-before="auto" style:column-width="1.579cm"/>
    </style:style>
    <style:style style:name="co7" style:family="table-column">
      <style:table-column-properties fo:break-before="auto" style:column-width="1.224cm"/>
    </style:style>
    <style:style style:name="co8" style:family="table-column">
      <style:table-column-properties fo:break-before="auto" style:column-width="1.388cm"/>
    </style:style>
    <style:style style:name="co9" style:family="table-column">
      <style:table-column-properties fo:break-before="auto" style:column-width="2.258cm"/>
    </style:style>
    <style:style style:name="co10" style:family="table-column">
      <style:table-column-properties fo:break-before="auto" style:column-width="8.033cm"/>
    </style:style>
    <style:style style:name="co11" style:family="table-column">
      <style:table-column-properties fo:break-before="auto" style:column-width="24.973cm"/>
    </style:style>
    <style:style style:name="co12" style:family="table-column">
      <style:table-column-properties fo:break-before="auto" style:column-width="3.893cm"/>
    </style:style>
    <style:style style:name="ro1" style:family="table-row">
      <style:table-row-properties style:row-height="0.452cm" fo:break-before="auto" style:use-optimal-row-height="true"/>
    </style:style>
    <style:style style:name="ro2" style:family="table-row">
      <style:table-row-properties style:row-height="4.791c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9"/>
        <table:table-column table:style-name="co12" table:default-cell-style-name="Default"/>
        <table:table-row table:style-name="ro1">
          <table:table-cell table:style-name="ce5" office:value-type="string" calcext:value-type="string">
            <text:p>code</text:p>
          </table:table-cell>
          <table:table-cell table:style-name="ce6" office:value-type="string" calcext:value-type="string">
            <text:p>Hexagon Text</text:p>
          </table:table-cell>
          <table:table-cell table:style-name="ce6" office:value-type="string" calcext:value-type="string">
            <text:p>Type</text:p>
          </table:table-cell>
          <table:table-cell table:style-name="ce6" office:value-type="string" calcext:value-type="string">
            <text:p>Long_description</text:p>
          </table:table-cell>
          <table:table-cell table:style-name="ce6" office:value-type="string" calcext:value-type="string">
            <text:p>Potential Tools</text:p>
          </table:table-cell>
          <table:table-cell table:style-name="ce6" office:value-type="string" calcext:value-type="string">
            <text:p>Maturity</text:p>
          </table:table-cell>
          <table:table-cell table:style-name="ce5" office:value-type="string" calcext:value-type="string">
            <text:p>Col</text:p>
          </table:table-cell>
          <table:table-cell table:style-name="ce5" office:value-type="string" calcext:value-type="string">
            <text:p>Row</text:p>
          </table:table-cell>
          <table:table-cell table:style-name="ce5" office:value-type="string" calcext:value-type="string">
            <text:p>Group</text:p>
          </table:table-cell>
          <table:table-cell table:style-name="ce5" office:value-type="string" calcext:value-type="string">
            <text:p>Target</text:p>
          </table:table-cell>
          <table:table-cell table:style-name="ce5" office:value-type="string" calcext:value-type="string">
            <text:p>HexJSON</text:p>
          </table:table-cell>
          <table:table-cell/>
        </table:table-row>
        <table:table-row table:style-name="ro2" table:visibility="filter">
          <table:table-cell office:value-type="float" office:value="1" calcext:value-type="float">
            <text:p>1</text:p>
          </table:table-cell>
          <table:table-cell office:value-type="string" calcext:value-type="string">
            <text:p>What kind of LA and their available powers</text:p>
          </table:table-cell>
          <table:table-cell office:value-type="string" calcext:value-type="string">
            <text:p>Input</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nteractive, survey?, supported EnergyREV Report (e.g. approaches that are successful)</text:p>
          </table:table-cell>
          <table:table-cell office:value-type="string" calcext:value-type="string">
            <text:p>High</text:p>
          </table:table-cell>
          <table:table-cell table:number-columns-repeated="2"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2]&amp;&quot;&quot;&quot;:&quot;&amp;&quot;{&quot;&quot;q&quot;&quot;:&quot;&amp;[.G2]&amp;&quot;,&quot;&quot;r&quot;&quot;:&quot;&amp;[.H2] &amp; &quot;,&quot;&quot;short_desc&quot;&quot;:&quot;&quot;&quot;&amp;[.B2]&amp;&quot;&quot;&quot;,&quot;&amp; &quot;&quot;&quot;group&quot;&quot;:&quot;&quot;&quot; &amp; [.I2] &amp; &quot;&quot;&quot;,&quot;&quot;type&quot;&quot;:&quot;&quot;&quot;&amp;[.C2]&amp;&quot;&quot;&quot;,&quot;&quot;target:&quot;&quot;&quot;&amp;[.J2]&amp;&quot;&quot;&quot;,&quot;&quot;long_desc&quot;&quot;:&quot;&quot;&quot;&amp;[.D2]&amp;&quot;&quot;&quot;,&quot;&quot;Tools&quot;&quot;:&quot;&quot;&quot;&amp;[.E2]&amp;&quot;&quot;&quot;},&quot;" office:value-type="string" office:string-value="&quot;1&quot;:{&quot;q&quot;:1,&quot;r&quot;:1,&quot;short_desc&quot;:&quot;What kind of LA and their available powers&quot;,&quot;group&quot;:&quot;Building the Initial Case&quot;,&quot;type&quot;:&quot;Input&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nteractive, survey?, supported EnergyREV Report (e.g. approaches that are successful)&quot;}," calcext:value-type="string">
            <text:p>"1":{"q":1,"r":1,"short_desc":"What kind of LA and their available powers","group":"Building the Initial Case","type":"Input","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nteractive, survey?, supported EnergyREV Report (e.g. approaches that are successful)"},</text:p>
          </table:table-cell>
          <table:table-cell table:style-name="ce3"/>
        </table:table-row>
        <table:table-row table:style-name="ro2" table:visibility="filter">
          <table:table-cell office:value-type="float" office:value="2" calcext:value-type="float">
            <text:p>2</text:p>
          </table:table-cell>
          <table:table-cell office:value-type="string" calcext:value-type="string">
            <text:p>What sectors, vectors and segments are targeted</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valuation Outputs, RESO SLES vector canvas, net zero project's whole system map</text:p>
          </table:table-cell>
          <table:table-cell office:value-type="string" calcext:value-type="string">
            <text:p>High</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3]&amp;&quot;&quot;&quot;:&quot;&amp;&quot;{&quot;&quot;q&quot;&quot;:&quot;&amp;[.G3]&amp;&quot;,&quot;&quot;r&quot;&quot;:&quot;&amp;[.H3] &amp; &quot;,&quot;&quot;short_desc&quot;&quot;:&quot;&quot;&quot;&amp;[.B3]&amp;&quot;&quot;&quot;,&quot;&amp; &quot;&quot;&quot;group&quot;&quot;:&quot;&quot;&quot; &amp; [.I3] &amp; &quot;&quot;&quot;,&quot;&quot;type&quot;&quot;:&quot;&quot;&quot;&amp;[.C3]&amp;&quot;&quot;&quot;,&quot;&quot;target:&quot;&quot;&quot;&amp;[.J3]&amp;&quot;&quot;&quot;,&quot;&quot;long_desc&quot;&quot;:&quot;&quot;&quot;&amp;[.D3]&amp;&quot;&quot;&quot;,&quot;&quot;Tools&quot;&quot;:&quot;&quot;&quot;&amp;[.E3]&amp;&quot;&quot;&quot;},&quot;" office:value-type="string" office:string-value="&quot;2&quot;:{&quot;q&quot;:2,&quot;r&quot;:1,&quot;short_desc&quot;:&quot;What sectors, vectors and segments are targeted&quot;,&quot;group&quot;:&quot;Building the Initial Case&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valuation Outputs, RESO SLES vector canvas, net zero project's whole system map&quot;}," calcext:value-type="string">
            <text:p>"2":{"q":2,"r":1,"short_desc":"What sectors, vectors and segments are targeted","group":"Building the Initial Case","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valuation Outputs, RESO SLES vector canvas, net zero project's whole system map"},</text:p>
          </table:table-cell>
          <table:table-cell/>
        </table:table-row>
        <table:table-row table:style-name="ro2" table:visibility="filter">
          <table:table-cell office:value-type="float" office:value="3" calcext:value-type="float">
            <text:p>3</text:p>
          </table:table-cell>
          <table:table-cell office:value-type="string" calcext:value-type="string">
            <text:p>Motivating factors and drivers of Local Authority</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Aspects of integration (lite), Evaluation criteria long-list, EnergyREV's map of SLES to UN Millenium development goals, categorising and reducing risks (SLES attributes table)</text:p>
          </table:table-cell>
          <table:table-cell office:value-type="string" calcext:value-type="string">
            <text:p>Medium</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uilding the Initial Case</text:p>
          </table:table-cell>
          <table:table-cell office:value-type="string" calcext:value-type="string">
            <text:p>page</text:p>
          </table:table-cell>
          <table:table-cell table:formula="of:=&quot;&quot;&quot;&quot;&amp;[.A4]&amp;&quot;&quot;&quot;:&quot;&amp;&quot;{&quot;&quot;q&quot;&quot;:&quot;&amp;[.G4]&amp;&quot;,&quot;&quot;r&quot;&quot;:&quot;&amp;[.H4] &amp; &quot;,&quot;&quot;short_desc&quot;&quot;:&quot;&quot;&quot;&amp;[.B4]&amp;&quot;&quot;&quot;,&quot;&amp; &quot;&quot;&quot;group&quot;&quot;:&quot;&quot;&quot; &amp; [.I4] &amp; &quot;&quot;&quot;,&quot;&quot;type&quot;&quot;:&quot;&quot;&quot;&amp;[.C4]&amp;&quot;&quot;&quot;,&quot;&quot;target:&quot;&quot;&quot;&amp;[.J4]&amp;&quot;&quot;&quot;,&quot;&quot;long_desc&quot;&quot;:&quot;&quot;&quot;&amp;[.D4]&amp;&quot;&quot;&quot;,&quot;&quot;Tools&quot;&quot;:&quot;&quot;&quot;&amp;[.E4]&amp;&quot;&quot;&quot;},&quot;" office:value-type="string" office:string-value="&quot;3&quot;:{&quot;q&quot;:2,&quot;r&quot;:0,&quot;short_desc&quot;:&quot;Motivating factors and drivers of Local Authority&quot;,&quot;group&quot;:&quot;Building the Initial Case&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Aspects of integration (lite), Evaluation criteria long-list, EnergyREV's map of SLES to UN Millenium development goals, categorising and reducing risks (SLES attributes table)&quot;}," calcext:value-type="string">
            <text:p>"3":{"q":2,"r":0,"short_desc":"Motivating factors and drivers of Local Authority","group":"Building the Initial Case","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Aspects of integration (lite), Evaluation criteria long-list, EnergyREV's map of SLES to UN Millenium development goals, categorising and reducing risks (SLES attributes table)"},</text:p>
          </table:table-cell>
          <table:table-cell/>
        </table:table-row>
        <table:table-row table:style-name="ro2" table:visibility="filter">
          <table:table-cell office:value-type="float" office:value="4" calcext:value-type="float">
            <text:p>4</text:p>
          </table:table-cell>
          <table:table-cell office:value-type="string" calcext:value-type="string">
            <text:p>How big are the sectors, vectors and segment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EAR?, need something more here?</text:p>
          </table:table-cell>
          <table:table-cell office:value-type="string" calcext:value-type="string">
            <text:p>Low</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5]&amp;&quot;&quot;&quot;:&quot;&amp;&quot;{&quot;&quot;q&quot;&quot;:&quot;&amp;[.G5]&amp;&quot;,&quot;&quot;r&quot;&quot;:&quot;&amp;[.H5] &amp; &quot;,&quot;&quot;short_desc&quot;&quot;:&quot;&quot;&quot;&amp;[.B5]&amp;&quot;&quot;&quot;,&quot;&amp; &quot;&quot;&quot;group&quot;&quot;:&quot;&quot;&quot; &amp; [.I5] &amp; &quot;&quot;&quot;,&quot;&quot;type&quot;&quot;:&quot;&quot;&quot;&amp;[.C5]&amp;&quot;&quot;&quot;,&quot;&quot;target:&quot;&quot;&quot;&amp;[.J5]&amp;&quot;&quot;&quot;,&quot;&quot;long_desc&quot;&quot;:&quot;&quot;&quot;&amp;[.D5]&amp;&quot;&quot;&quot;,&quot;&quot;Tools&quot;&quot;:&quot;&quot;&quot;&amp;[.E5]&amp;&quot;&quot;&quot;},&quot;" office:value-type="string" office:string-value="&quot;4&quot;:{&quot;q&quot;:3,&quot;r&quot;:1,&quot;short_desc&quot;:&quot;How big are the sectors, vectors and segments&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EAR?, need something more here?&quot;}," calcext:value-type="string">
            <text:p>"4":{"q":3,"r":1,"short_desc":"How big are the sectors, vectors and segments","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EAR?, need something more here?"},</text:p>
          </table:table-cell>
          <table:table-cell/>
        </table:table-row>
        <table:table-row table:style-name="ro2" table:visibility="filter">
          <table:table-cell office:value-type="float" office:value="5" calcext:value-type="float">
            <text:p>5</text:p>
          </table:table-cell>
          <table:table-cell office:value-type="string" calcext:value-type="string">
            <text:p>Options for decarbonising each vector and segment</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Net Zero? LAEP, PFER, SCATTER, Early ESIG spreadsheet on technology options (and synergistic combinations) at campus scale, categorising and reducing risks (SLES attributes table)</text:p>
          </table:table-cell>
          <table:table-cell office:value-type="string" calcext:value-type="string">
            <text:p>High</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Building the Initial Case</text:p>
          </table:table-cell>
          <table:table-cell office:value-type="string" calcext:value-type="string">
            <text:p>page</text:p>
          </table:table-cell>
          <table:table-cell table:formula="of:=&quot;&quot;&quot;&quot;&amp;[.A6]&amp;&quot;&quot;&quot;:&quot;&amp;&quot;{&quot;&quot;q&quot;&quot;:&quot;&amp;[.G6]&amp;&quot;,&quot;&quot;r&quot;&quot;:&quot;&amp;[.H6] &amp; &quot;,&quot;&quot;short_desc&quot;&quot;:&quot;&quot;&quot;&amp;[.B6]&amp;&quot;&quot;&quot;,&quot;&amp; &quot;&quot;&quot;group&quot;&quot;:&quot;&quot;&quot; &amp; [.I6] &amp; &quot;&quot;&quot;,&quot;&quot;type&quot;&quot;:&quot;&quot;&quot;&amp;[.C6]&amp;&quot;&quot;&quot;,&quot;&quot;target:&quot;&quot;&quot;&amp;[.J6]&amp;&quot;&quot;&quot;,&quot;&quot;long_desc&quot;&quot;:&quot;&quot;&quot;&amp;[.D6]&amp;&quot;&quot;&quot;,&quot;&quot;Tools&quot;&quot;:&quot;&quot;&quot;&amp;[.E6]&amp;&quot;&quot;&quot;},&quot;" office:value-type="string" office:string-value="&quot;5&quot;:{&quot;q&quot;:3,&quot;r&quot;:2,&quot;short_desc&quot;:&quot;Options for decarbonising each vector and segment&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Net Zero? LAEP, PFER, SCATTER, Early ESIG spreadsheet on technology options (and synergistic combinations) at campus scale, categorising and reducing risks (SLES attributes table)&quot;}," calcext:value-type="string">
            <text:p>"5":{"q":3,"r":2,"short_desc":"Options for decarbonising each vector and segment","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Net Zero? LAEP, PFER, SCATTER, Early ESIG spreadsheet on technology options (and synergistic combinations) at campus scale, categorising and reducing risks (SLES attributes table)"},</text:p>
          </table:table-cell>
          <table:table-cell/>
        </table:table-row>
        <table:table-row table:style-name="ro2" table:visibility="filter">
          <table:table-cell office:value-type="float" office:value="6" calcext:value-type="float">
            <text:p>6</text:p>
          </table:table-cell>
          <table:table-cell office:value-type="string" calcext:value-type="string">
            <text:p>Define clear vision of what we want to achieve and deliver (including benefits and impact)</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Template? Categorising and Reducing Risks (SLES Attirubtes and Features = benefits and value)?</text:p>
          </table:table-cell>
          <table:table-cell office:value-type="string" calcext:value-type="string">
            <text:p>Low</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7]&amp;&quot;&quot;&quot;:&quot;&amp;&quot;{&quot;&quot;q&quot;&quot;:&quot;&amp;[.G7]&amp;&quot;,&quot;&quot;r&quot;&quot;:&quot;&amp;[.H7] &amp; &quot;,&quot;&quot;short_desc&quot;&quot;:&quot;&quot;&quot;&amp;[.B7]&amp;&quot;&quot;&quot;,&quot;&amp; &quot;&quot;&quot;group&quot;&quot;:&quot;&quot;&quot; &amp; [.I7] &amp; &quot;&quot;&quot;,&quot;&quot;type&quot;&quot;:&quot;&quot;&quot;&amp;[.C7]&amp;&quot;&quot;&quot;,&quot;&quot;target:&quot;&quot;&quot;&amp;[.J7]&amp;&quot;&quot;&quot;,&quot;&quot;long_desc&quot;&quot;:&quot;&quot;&quot;&amp;[.D7]&amp;&quot;&quot;&quot;,&quot;&quot;Tools&quot;&quot;:&quot;&quot;&quot;&amp;[.E7]&amp;&quot;&quot;&quot;},&quot;" office:value-type="string" office:string-value="&quot;6&quot;:{&quot;q&quot;:4,&quot;r&quot;:1,&quot;short_desc&quot;:&quot;Define clear vision of what we want to achieve and deliver (including benefits and impact)&quot;,&quot;group&quot;:&quot;Building the Initial Case&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Template? Categorising and Reducing Risks (SLES Attirubtes and Features = benefits and value)?&quot;}," calcext:value-type="string">
            <text:p>"6":{"q":4,"r":1,"short_desc":"Define clear vision of what we want to achieve and deliver (including benefits and impact)","group":"Building the Initial Case","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mplate? Categorising and Reducing Risks (SLES Attirubtes and Features = benefits and value)?"},</text:p>
          </table:table-cell>
          <table:table-cell/>
        </table:table-row>
        <table:table-row table:style-name="ro2" table:visibility="filter">
          <table:table-cell office:value-type="float" office:value="7" calcext:value-type="float">
            <text:p>7</text:p>
          </table:table-cell>
          <table:table-cell office:value-type="string" calcext:value-type="string">
            <text:p>Maps of low effort routes to high impact successe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amp; Evaluation Themes</text:p>
          </table:table-cell>
          <table:table-cell office:value-type="string" calcext:value-type="string">
            <text:p>Low</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8]&amp;&quot;&quot;&quot;:&quot;&amp;&quot;{&quot;&quot;q&quot;&quot;:&quot;&amp;[.G8]&amp;&quot;,&quot;&quot;r&quot;&quot;:&quot;&amp;[.H8] &amp; &quot;,&quot;&quot;short_desc&quot;&quot;:&quot;&quot;&quot;&amp;[.B8]&amp;&quot;&quot;&quot;,&quot;&amp; &quot;&quot;&quot;group&quot;&quot;:&quot;&quot;&quot; &amp; [.I8] &amp; &quot;&quot;&quot;,&quot;&quot;type&quot;&quot;:&quot;&quot;&quot;&amp;[.C8]&amp;&quot;&quot;&quot;,&quot;&quot;target:&quot;&quot;&quot;&amp;[.J8]&amp;&quot;&quot;&quot;,&quot;&quot;long_desc&quot;&quot;:&quot;&quot;&quot;&amp;[.D8]&amp;&quot;&quot;&quot;,&quot;&quot;Tools&quot;&quot;:&quot;&quot;&quot;&amp;[.E8]&amp;&quot;&quot;&quot;},&quot;" office:value-type="string" office:string-value="&quot;7&quot;:{&quot;q&quot;:5,&quot;r&quot;:1,&quot;short_desc&quot;:&quot;Maps of low effort routes to high impact successes&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amp; Evaluation Themes&quot;}," calcext:value-type="string">
            <text:p>"7":{"q":5,"r":1,"short_desc":"Maps of low effort routes to high impact successes","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amp; Evaluation Themes"},</text:p>
          </table:table-cell>
          <table:table-cell/>
        </table:table-row>
        <table:table-row table:style-name="ro2" table:visibility="filter">
          <table:table-cell office:value-type="float" office:value="8" calcext:value-type="float">
            <text:p>8</text:p>
          </table:table-cell>
          <table:table-cell office:value-type="string" calcext:value-type="string">
            <text:p>Justification for LA putting effort into concept design</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Template? (UK100?, LGA)</text:p>
          </table:table-cell>
          <table:table-cell office:value-type="string" calcext:value-type="string">
            <text:p>Low</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9]&amp;&quot;&quot;&quot;:&quot;&amp;&quot;{&quot;&quot;q&quot;&quot;:&quot;&amp;[.G9]&amp;&quot;,&quot;&quot;r&quot;&quot;:&quot;&amp;[.H9] &amp; &quot;,&quot;&quot;short_desc&quot;&quot;:&quot;&quot;&quot;&amp;[.B9]&amp;&quot;&quot;&quot;,&quot;&amp; &quot;&quot;&quot;group&quot;&quot;:&quot;&quot;&quot; &amp; [.I9] &amp; &quot;&quot;&quot;,&quot;&quot;type&quot;&quot;:&quot;&quot;&quot;&amp;[.C9]&amp;&quot;&quot;&quot;,&quot;&quot;target:&quot;&quot;&quot;&amp;[.J9]&amp;&quot;&quot;&quot;,&quot;&quot;long_desc&quot;&quot;:&quot;&quot;&quot;&amp;[.D9]&amp;&quot;&quot;&quot;,&quot;&quot;Tools&quot;&quot;:&quot;&quot;&quot;&amp;[.E9]&amp;&quot;&quot;&quot;},&quot;" office:value-type="string" office:string-value="&quot;8&quot;:{&quot;q&quot;:6,&quot;r&quot;:1,&quot;short_desc&quot;:&quot;Justification for LA putting effort into concept design&quot;,&quot;group&quot;:&quot;Building the Initial Case&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Template? (UK100?, LGA)&quot;}," calcext:value-type="string">
            <text:p>"8":{"q":6,"r":1,"short_desc":"Justification for LA putting effort into concept design","group":"Building the Initial Case","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mplate? (UK100?, LGA)"},</text:p>
          </table:table-cell>
          <table:table-cell/>
        </table:table-row>
        <table:table-row table:style-name="ro2" table:visibility="filter">
          <table:table-cell office:value-type="float" office:value="9" calcext:value-type="float">
            <text:p>9</text:p>
          </table:table-cell>
          <table:table-cell office:value-type="string" calcext:value-type="string">
            <text:p>What assumptions create risk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Risks and Assumptions primer/starter guide, PFER RAID logs, EnergyREV Theory of Change, ERIS Synthesis of Risks</text:p>
          </table:table-cell>
          <table:table-cell office:value-type="string" calcext:value-type="string">
            <text:p>Medium</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uilding the Initial Case</text:p>
          </table:table-cell>
          <table:table-cell office:value-type="string" calcext:value-type="string">
            <text:p>page</text:p>
          </table:table-cell>
          <table:table-cell table:formula="of:=&quot;&quot;&quot;&quot;&amp;[.A10]&amp;&quot;&quot;&quot;:&quot;&amp;&quot;{&quot;&quot;q&quot;&quot;:&quot;&amp;[.G10]&amp;&quot;,&quot;&quot;r&quot;&quot;:&quot;&amp;[.H10] &amp; &quot;,&quot;&quot;short_desc&quot;&quot;:&quot;&quot;&quot;&amp;[.B10]&amp;&quot;&quot;&quot;,&quot;&amp; &quot;&quot;&quot;group&quot;&quot;:&quot;&quot;&quot; &amp; [.I10] &amp; &quot;&quot;&quot;,&quot;&quot;type&quot;&quot;:&quot;&quot;&quot;&amp;[.C10]&amp;&quot;&quot;&quot;,&quot;&quot;target:&quot;&quot;&quot;&amp;[.J10]&amp;&quot;&quot;&quot;,&quot;&quot;long_desc&quot;&quot;:&quot;&quot;&quot;&amp;[.D10]&amp;&quot;&quot;&quot;,&quot;&quot;Tools&quot;&quot;:&quot;&quot;&quot;&amp;[.E10]&amp;&quot;&quot;&quot;},&quot;" office:value-type="string" office:string-value="&quot;9&quot;:{&quot;q&quot;:6,&quot;r&quot;:0,&quot;short_desc&quot;:&quot;What assumptions create risks&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Risks and Assumptions primer/starter guide, PFER RAID logs, EnergyREV Theory of Change, ERIS Synthesis of Risks&quot;}," calcext:value-type="string">
            <text:p>"9":{"q":6,"r":0,"short_desc":"What assumptions create risks","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Risks and Assumptions primer/starter guide, PFER RAID logs, EnergyREV Theory of Change, ERIS Synthesis of Risks"},</text:p>
          </table:table-cell>
          <table:table-cell/>
        </table:table-row>
        <table:table-row table:style-name="ro2" table:visibility="filter">
          <table:table-cell office:value-type="float" office:value="10" calcext:value-type="float">
            <text:p>10</text:p>
          </table:table-cell>
          <table:table-cell office:value-type="string" calcext:value-type="string">
            <text:p>Evidence for how the project acts as a viable investment</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Investing in SLES Report?, Ipsos MORI outputs?</text:p>
          </table:table-cell>
          <table:table-cell office:value-type="string" calcext:value-type="string">
            <text:p>Medium</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Building the Initial Case</text:p>
          </table:table-cell>
          <table:table-cell office:value-type="string" calcext:value-type="string">
            <text:p>page</text:p>
          </table:table-cell>
          <table:table-cell table:formula="of:=&quot;&quot;&quot;&quot;&amp;[.A11]&amp;&quot;&quot;&quot;:&quot;&amp;&quot;{&quot;&quot;q&quot;&quot;:&quot;&amp;[.G11]&amp;&quot;,&quot;&quot;r&quot;&quot;:&quot;&amp;[.H11] &amp; &quot;,&quot;&quot;short_desc&quot;&quot;:&quot;&quot;&quot;&amp;[.B11]&amp;&quot;&quot;&quot;,&quot;&amp; &quot;&quot;&quot;group&quot;&quot;:&quot;&quot;&quot; &amp; [.I11] &amp; &quot;&quot;&quot;,&quot;&quot;type&quot;&quot;:&quot;&quot;&quot;&amp;[.C11]&amp;&quot;&quot;&quot;,&quot;&quot;target:&quot;&quot;&quot;&amp;[.J11]&amp;&quot;&quot;&quot;,&quot;&quot;long_desc&quot;&quot;:&quot;&quot;&quot;&amp;[.D11]&amp;&quot;&quot;&quot;,&quot;&quot;Tools&quot;&quot;:&quot;&quot;&quot;&amp;[.E11]&amp;&quot;&quot;&quot;},&quot;" office:value-type="string" office:string-value="&quot;10&quot;:{&quot;q&quot;:7,&quot;r&quot;:2,&quot;short_desc&quot;:&quot;Evidence for how the project acts as a viable investment&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Investing in SLES Report?, Ipsos MORI outputs?&quot;}," calcext:value-type="string">
            <text:p>"10":{"q":7,"r":2,"short_desc":"Evidence for how the project acts as a viable investment","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Investing in SLES Report?, Ipsos MORI outputs?"},</text:p>
          </table:table-cell>
          <table:table-cell/>
        </table:table-row>
        <table:table-row table:style-name="ro2" table:visibility="filter">
          <table:table-cell office:value-type="float" office:value="11" calcext:value-type="float">
            <text:p>11</text:p>
          </table:table-cell>
          <table:table-cell office:value-type="string" calcext:value-type="string">
            <text:p>Evidence for benefits and outcomes of succes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Ipsos MORI outputs? , EnergyREV evaluation tool</text:p>
          </table:table-cell>
          <table:table-cell office:value-type="string" calcext:value-type="string">
            <text:p>Medium</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12]&amp;&quot;&quot;&quot;:&quot;&amp;&quot;{&quot;&quot;q&quot;&quot;:&quot;&amp;[.G12]&amp;&quot;,&quot;&quot;r&quot;&quot;:&quot;&amp;[.H12] &amp; &quot;,&quot;&quot;short_desc&quot;&quot;:&quot;&quot;&quot;&amp;[.B12]&amp;&quot;&quot;&quot;,&quot;&amp; &quot;&quot;&quot;group&quot;&quot;:&quot;&quot;&quot; &amp; [.I12] &amp; &quot;&quot;&quot;,&quot;&quot;type&quot;&quot;:&quot;&quot;&quot;&amp;[.C12]&amp;&quot;&quot;&quot;,&quot;&quot;target:&quot;&quot;&quot;&amp;[.J12]&amp;&quot;&quot;&quot;,&quot;&quot;long_desc&quot;&quot;:&quot;&quot;&quot;&amp;[.D12]&amp;&quot;&quot;&quot;,&quot;&quot;Tools&quot;&quot;:&quot;&quot;&quot;&amp;[.E12]&amp;&quot;&quot;&quot;},&quot;" office:value-type="string" office:string-value="&quot;11&quot;:{&quot;q&quot;:7,&quot;r&quot;:1,&quot;short_desc&quot;:&quot;Evidence for benefits and outcomes of success&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Ipsos MORI outputs? , EnergyREV evaluation tool&quot;}," calcext:value-type="string">
            <text:p>"11":{"q":7,"r":1,"short_desc":"Evidence for benefits and outcomes of success","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Ipsos MORI outputs? , EnergyREV evaluation tool"},</text:p>
          </table:table-cell>
          <table:table-cell/>
        </table:table-row>
        <table:table-row table:style-name="ro2">
          <table:table-cell office:value-type="float" office:value="11.1" calcext:value-type="float">
            <text:p>11.1</text:p>
          </table:table-cell>
          <table:table-cell office:value-type="string" calcext:value-type="string">
            <text:p>Funding and Investment</text:p>
          </table:table-cell>
          <table:table-cell office:value-type="string" calcext:value-type="string">
            <text:p>Navigat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table:number-columns-repeated="2"/>
          <table:table-cell office:value-type="float" office:value="8" calcext:value-type="float">
            <text:p>8</text:p>
          </table:table-cell>
          <table:table-cell office:value-type="float" office:value="2" calcext:value-type="float">
            <text:p>2</text:p>
          </table:table-cell>
          <table:table-cell office:value-type="string" calcext:value-type="string">
            <text:p>Building the Initial Case</text:p>
          </table:table-cell>
          <table:table-cell office:value-type="string" calcext:value-type="string">
            <text:p>Funding and Investment Hex</text:p>
          </table:table-cell>
          <table:table-cell table:formula="of:=&quot;&quot;&quot;&quot;&amp;[.A13]&amp;&quot;&quot;&quot;:&quot;&amp;&quot;{&quot;&quot;q&quot;&quot;:&quot;&amp;[.G13]&amp;&quot;,&quot;&quot;r&quot;&quot;:&quot;&amp;[.H13] &amp; &quot;,&quot;&quot;short_desc&quot;&quot;:&quot;&quot;&quot;&amp;[.B13]&amp;&quot;&quot;&quot;,&quot;&amp; &quot;&quot;&quot;group&quot;&quot;:&quot;&quot;&quot; &amp; [.I13] &amp; &quot;&quot;&quot;,&quot;&quot;type&quot;&quot;:&quot;&quot;&quot;&amp;[.C13]&amp;&quot;&quot;&quot;,&quot;&quot;target:&quot;&quot;&quot;&amp;[.J13]&amp;&quot;&quot;&quot;,&quot;&quot;long_desc&quot;&quot;:&quot;&quot;&quot;&amp;[.D13]&amp;&quot;&quot;&quot;,&quot;&quot;Tools&quot;&quot;:&quot;&quot;&quot;&amp;[.E13]&amp;&quot;&quot;&quot;},&quot;" office:value-type="string" office:string-value="&quot;11.1&quot;:{&quot;q&quot;:8,&quot;r&quot;:2,&quot;short_desc&quot;:&quot;Funding and Investment&quot;,&quot;group&quot;:&quot;Building the Initial Case&quot;,&quot;type&quot;:&quot;Navigation&quot;,&quot;target:&quot;Funding and Investment Hex&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quot;}," calcext:value-type="string">
            <text:p>"11.1":{"q":8,"r":2,"short_desc":"Funding and Investment","group":"Building the Initial Case","type":"Navigation","target:"Funding and Investment Hex","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xt:p>
          </table:table-cell>
          <table:table-cell/>
        </table:table-row>
        <table:table-row table:style-name="ro2">
          <table:table-cell office:value-type="float" office:value="11.2" calcext:value-type="float">
            <text:p>11.2</text:p>
          </table:table-cell>
          <table:table-cell office:value-type="string" calcext:value-type="string">
            <text:p>Roadmap and timelines</text:p>
          </table:table-cell>
          <table:table-cell office:value-type="string" calcext:value-type="string">
            <text:p>Navigat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table:number-columns-repeated="2"/>
          <table:table-cell office:value-type="float" office:value="9" calcext:value-type="float">
            <text:p>9</text:p>
          </table:table-cell>
          <table:table-cell office:value-type="float" office:value="2" calcext:value-type="float">
            <text:p>2</text:p>
          </table:table-cell>
          <table:table-cell office:value-type="string" calcext:value-type="string">
            <text:p>Building the Initial Case</text:p>
          </table:table-cell>
          <table:table-cell table:style-name="ce3" office:value-type="string" calcext:value-type="string">
            <text:p>Roadmap and timelines</text:p>
          </table:table-cell>
          <table:table-cell table:formula="of:=&quot;&quot;&quot;&quot;&amp;[.A14]&amp;&quot;&quot;&quot;:&quot;&amp;&quot;{&quot;&quot;q&quot;&quot;:&quot;&amp;[.G14]&amp;&quot;,&quot;&quot;r&quot;&quot;:&quot;&amp;[.H14] &amp; &quot;,&quot;&quot;short_desc&quot;&quot;:&quot;&quot;&quot;&amp;[.B14]&amp;&quot;&quot;&quot;,&quot;&amp; &quot;&quot;&quot;group&quot;&quot;:&quot;&quot;&quot; &amp; [.I14] &amp; &quot;&quot;&quot;,&quot;&quot;type&quot;&quot;:&quot;&quot;&quot;&amp;[.C14]&amp;&quot;&quot;&quot;,&quot;&quot;target:&quot;&quot;&quot;&amp;[.J14]&amp;&quot;&quot;&quot;,&quot;&quot;long_desc&quot;&quot;:&quot;&quot;&quot;&amp;[.D14]&amp;&quot;&quot;&quot;,&quot;&quot;Tools&quot;&quot;:&quot;&quot;&quot;&amp;[.E14]&amp;&quot;&quot;&quot;},&quot;" office:value-type="string" office:string-value="&quot;11.2&quot;:{&quot;q&quot;:9,&quot;r&quot;:2,&quot;short_desc&quot;:&quot;Roadmap and timelines&quot;,&quot;group&quot;:&quot;Building the Initial Case&quot;,&quot;type&quot;:&quot;Navigation&quot;,&quot;target:&quot;Roadmap and timelines&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quot;}," calcext:value-type="string">
            <text:p>"11.2":{"q":9,"r":2,"short_desc":"Roadmap and timelines","group":"Building the Initial Case","type":"Navigation","target:"Roadmap and timelines","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xt:p>
          </table:table-cell>
          <table:table-cell/>
        </table:table-row>
        <table:table-row table:style-name="ro2">
          <table:table-cell office:value-type="float" office:value="11.3" calcext:value-type="float">
            <text:p>11.3</text:p>
          </table:table-cell>
          <table:table-cell office:value-type="string" calcext:value-type="string">
            <text:p>Approaches and structures to achieve success</text:p>
          </table:table-cell>
          <table:table-cell office:value-type="string" calcext:value-type="string">
            <text:p>Navigat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inks to the next three subsegments, linked to AoI?</text:p>
          </table:table-cell>
          <table:table-cell table:style-name="ce4"/>
          <table:table-cell office:value-type="float" office:value="8" calcext:value-type="float">
            <text:p>8</text:p>
          </table:table-cell>
          <table:table-cell office:value-type="float" office:value="1" calcext:value-type="float">
            <text:p>1</text:p>
          </table:table-cell>
          <table:table-cell office:value-type="string" calcext:value-type="string">
            <text:p>Building the Initial Case</text:p>
          </table:table-cell>
          <table:table-cell table:style-name="ce3" office:value-type="string" calcext:value-type="string">
            <text:p>Approaches and structures to achieve success</text:p>
          </table:table-cell>
          <table:table-cell table:formula="of:=&quot;&quot;&quot;&quot;&amp;[.A15]&amp;&quot;&quot;&quot;:&quot;&amp;&quot;{&quot;&quot;q&quot;&quot;:&quot;&amp;[.G15]&amp;&quot;,&quot;&quot;r&quot;&quot;:&quot;&amp;[.H15] &amp; &quot;,&quot;&quot;short_desc&quot;&quot;:&quot;&quot;&quot;&amp;[.B15]&amp;&quot;&quot;&quot;,&quot;&amp; &quot;&quot;&quot;group&quot;&quot;:&quot;&quot;&quot; &amp; [.I15] &amp; &quot;&quot;&quot;,&quot;&quot;type&quot;&quot;:&quot;&quot;&quot;&amp;[.C15]&amp;&quot;&quot;&quot;,&quot;&quot;target:&quot;&quot;&quot;&amp;[.J15]&amp;&quot;&quot;&quot;,&quot;&quot;long_desc&quot;&quot;:&quot;&quot;&quot;&amp;[.D15]&amp;&quot;&quot;&quot;,&quot;&quot;Tools&quot;&quot;:&quot;&quot;&quot;&amp;[.E15]&amp;&quot;&quot;&quot;},&quot;" office:value-type="string" office:string-value="&quot;11.3&quot;:{&quot;q&quot;:8,&quot;r&quot;:1,&quot;short_desc&quot;:&quot;Approaches and structures to achieve success&quot;,&quot;group&quot;:&quot;Building the Initial Case&quot;,&quot;type&quot;:&quot;Navigation&quot;,&quot;target:&quot;Approaches and structures to achieve success&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inks to the next three subsegments, linked to AoI?&quot;}," calcext:value-type="string">
            <text:p>"11.3":{"q":8,"r":1,"short_desc":"Approaches and structures to achieve success","group":"Building the Initial Case","type":"Navigation","target:"Approaches and structures to achieve success","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inks to the next three subsegments, linked to AoI?"},</text:p>
          </table:table-cell>
          <table:table-cell/>
        </table:table-row>
        <table:table-row table:style-name="ro2">
          <table:table-cell office:value-type="float" office:value="11.4" calcext:value-type="float">
            <text:p>11.4</text:p>
          </table:table-cell>
          <table:table-cell office:value-type="string" calcext:value-type="string">
            <text:p>Horizon Scanning</text:p>
          </table:table-cell>
          <table:table-cell office:value-type="string" calcext:value-type="string">
            <text:p>Navigat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Building the Initial Case</text:p>
          </table:table-cell>
          <table:table-cell table:style-name="ce3" office:value-type="string" calcext:value-type="string">
            <text:p>Horizon Scanning</text:p>
          </table:table-cell>
          <table:table-cell table:formula="of:=&quot;&quot;&quot;&quot;&amp;[.A16]&amp;&quot;&quot;&quot;:&quot;&amp;&quot;{&quot;&quot;q&quot;&quot;:&quot;&amp;[.G16]&amp;&quot;,&quot;&quot;r&quot;&quot;:&quot;&amp;[.H16] &amp; &quot;,&quot;&quot;short_desc&quot;&quot;:&quot;&quot;&quot;&amp;[.B16]&amp;&quot;&quot;&quot;,&quot;&amp; &quot;&quot;&quot;group&quot;&quot;:&quot;&quot;&quot; &amp; [.I16] &amp; &quot;&quot;&quot;,&quot;&quot;type&quot;&quot;:&quot;&quot;&quot;&amp;[.C16]&amp;&quot;&quot;&quot;,&quot;&quot;target:&quot;&quot;&quot;&amp;[.J16]&amp;&quot;&quot;&quot;,&quot;&quot;long_desc&quot;&quot;:&quot;&quot;&quot;&amp;[.D16]&amp;&quot;&quot;&quot;,&quot;&quot;Tools&quot;&quot;:&quot;&quot;&quot;&amp;[.E16]&amp;&quot;&quot;&quot;},&quot;" office:value-type="string" office:string-value="&quot;11.4&quot;:{&quot;q&quot;:9,&quot;r&quot;:1,&quot;short_desc&quot;:&quot;Horizon Scanning&quot;,&quot;group&quot;:&quot;Building the Initial Case&quot;,&quot;type&quot;:&quot;Navigation&quot;,&quot;target:&quot;Horizon Scanning&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quot;}," calcext:value-type="string">
            <text:p>"11.4":{"q":9,"r":1,"short_desc":"Horizon Scanning","group":"Building the Initial Case","type":"Navigation","target:"Horizon Scanning","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xt:p>
          </table:table-cell>
          <table:table-cell/>
        </table:table-row>
        <table:table-row table:style-name="ro2" table:visibility="filter">
          <table:table-cell office:value-type="float" office:value="12" calcext:value-type="float">
            <text:p>12</text:p>
          </table:table-cell>
          <table:table-cell office:value-type="string" calcext:value-type="string">
            <text:p>How much will it cost (estimates and example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table:number-columns-repeated="2" office:value-type="float" office:value="1" calcext:value-type="float">
            <text:p>1</text:p>
          </table:table-cell>
          <table:table-cell office:value-type="string" calcext:value-type="string">
            <text:p>Funding and Investment</text:p>
          </table:table-cell>
          <table:table-cell office:value-type="string" calcext:value-type="string">
            <text:p>page</text:p>
          </table:table-cell>
          <table:table-cell table:formula="of:=&quot;&quot;&quot;&quot;&amp;[.A17]&amp;&quot;&quot;&quot;:&quot;&amp;&quot;{&quot;&quot;q&quot;&quot;:&quot;&amp;[.G17]&amp;&quot;,&quot;&quot;r&quot;&quot;:&quot;&amp;[.H17] &amp; &quot;,&quot;&quot;short_desc&quot;&quot;:&quot;&quot;&quot;&amp;[.B17]&amp;&quot;&quot;&quot;,&quot;&amp; &quot;&quot;&quot;group&quot;&quot;:&quot;&quot;&quot; &amp; [.I17] &amp; &quot;&quot;&quot;,&quot;&quot;type&quot;&quot;:&quot;&quot;&quot;&amp;[.C17]&amp;&quot;&quot;&quot;,&quot;&quot;target:&quot;&quot;&quot;&amp;[.J17]&amp;&quot;&quot;&quot;,&quot;&quot;long_desc&quot;&quot;:&quot;&quot;&quot;&amp;[.D17]&amp;&quot;&quot;&quot;,&quot;&quot;Tools&quot;&quot;:&quot;&quot;&quot;&amp;[.E17]&amp;&quot;&quot;&quot;},&quot;" office:value-type="string" office:string-value="&quot;12&quot;:{&quot;q&quot;:1,&quot;r&quot;:1,&quot;short_desc&quot;:&quot;How much will it cost (estimates and examples)&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12":{"q":1,"r":1,"short_desc":"How much will it cost (estimates and examples)","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visibility="filter">
          <table:table-cell office:value-type="float" office:value="13" calcext:value-type="float">
            <text:p>13</text:p>
          </table:table-cell>
          <table:table-cell office:value-type="string" calcext:value-type="string">
            <text:p>What funding routes are available</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nvestment map / investor profles from risk work, Anna's crowd funding thing?, Something from IUK/Gov on national funding</text:p>
          </table:table-cell>
          <table:table-cell office:value-type="string" calcext:value-type="string">
            <text:p>Medium</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unding and Investment</text:p>
          </table:table-cell>
          <table:table-cell office:value-type="string" calcext:value-type="string">
            <text:p>page</text:p>
          </table:table-cell>
          <table:table-cell table:formula="of:=&quot;&quot;&quot;&quot;&amp;[.A18]&amp;&quot;&quot;&quot;:&quot;&amp;&quot;{&quot;&quot;q&quot;&quot;:&quot;&amp;[.G18]&amp;&quot;,&quot;&quot;r&quot;&quot;:&quot;&amp;[.H18] &amp; &quot;,&quot;&quot;short_desc&quot;&quot;:&quot;&quot;&quot;&amp;[.B18]&amp;&quot;&quot;&quot;,&quot;&amp; &quot;&quot;&quot;group&quot;&quot;:&quot;&quot;&quot; &amp; [.I18] &amp; &quot;&quot;&quot;,&quot;&quot;type&quot;&quot;:&quot;&quot;&quot;&amp;[.C18]&amp;&quot;&quot;&quot;,&quot;&quot;target:&quot;&quot;&quot;&amp;[.J18]&amp;&quot;&quot;&quot;,&quot;&quot;long_desc&quot;&quot;:&quot;&quot;&quot;&amp;[.D18]&amp;&quot;&quot;&quot;,&quot;&quot;Tools&quot;&quot;:&quot;&quot;&quot;&amp;[.E18]&amp;&quot;&quot;&quot;},&quot;" office:value-type="string" office:string-value="&quot;13&quot;:{&quot;q&quot;:2,&quot;r&quot;:1,&quot;short_desc&quot;:&quot;What funding routes are available&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nvestment map / investor profles from risk work, Anna's crowd funding thing?, Something from IUK/Gov on national funding&quot;}," calcext:value-type="string">
            <text:p>"13":{"q":2,"r":1,"short_desc":"What funding routes are available","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nvestment map / investor profles from risk work, Anna's crowd funding thing?, Something from IUK/Gov on national funding"},</text:p>
          </table:table-cell>
          <table:table-cell/>
        </table:table-row>
        <table:table-row table:style-name="ro2" table:visibility="filter">
          <table:table-cell office:value-type="float" office:value="14" calcext:value-type="float">
            <text:p>14</text:p>
          </table:table-cell>
          <table:table-cell office:value-type="string" calcext:value-type="string">
            <text:p>What kinds of commercial models can be deployed</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UK100 resources?, Business modelling archetypes, GreenSCIES slide on models</text:p>
          </table:table-cell>
          <table:table-cell office:value-type="string" calcext:value-type="string">
            <text:p>Medium</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Funding and Investment</text:p>
          </table:table-cell>
          <table:table-cell office:value-type="string" calcext:value-type="string">
            <text:p>page</text:p>
          </table:table-cell>
          <table:table-cell table:formula="of:=&quot;&quot;&quot;&quot;&amp;[.A19]&amp;&quot;&quot;&quot;:&quot;&amp;&quot;{&quot;&quot;q&quot;&quot;:&quot;&amp;[.G19]&amp;&quot;,&quot;&quot;r&quot;&quot;:&quot;&amp;[.H19] &amp; &quot;,&quot;&quot;short_desc&quot;&quot;:&quot;&quot;&quot;&amp;[.B19]&amp;&quot;&quot;&quot;,&quot;&amp; &quot;&quot;&quot;group&quot;&quot;:&quot;&quot;&quot; &amp; [.I19] &amp; &quot;&quot;&quot;,&quot;&quot;type&quot;&quot;:&quot;&quot;&quot;&amp;[.C19]&amp;&quot;&quot;&quot;,&quot;&quot;target:&quot;&quot;&quot;&amp;[.J19]&amp;&quot;&quot;&quot;,&quot;&quot;long_desc&quot;&quot;:&quot;&quot;&quot;&amp;[.D19]&amp;&quot;&quot;&quot;,&quot;&quot;Tools&quot;&quot;:&quot;&quot;&quot;&amp;[.E19]&amp;&quot;&quot;&quot;},&quot;" office:value-type="string" office:string-value="&quot;14&quot;:{&quot;q&quot;:2,&quot;r&quot;:0,&quot;short_desc&quot;:&quot;What kinds of commercial models can be deployed&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UK100 resources?, Business modelling archetypes, GreenSCIES slide on models&quot;}," calcext:value-type="string">
            <text:p>"14":{"q":2,"r":0,"short_desc":"What kinds of commercial models can be deployed","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UK100 resources?, Business modelling archetypes, GreenSCIES slide on models"},</text:p>
          </table:table-cell>
          <table:table-cell/>
        </table:table-row>
        <table:table-row table:style-name="ro2" table:visibility="filter">
          <table:table-cell office:value-type="float" office:value="15" calcext:value-type="float">
            <text:p>15</text:p>
          </table:table-cell>
          <table:table-cell office:value-type="string" calcext:value-type="string">
            <text:p>How funding can be accessed</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UK/Gov for public funding? Investors for private funding? Anna's report on good practice in green finance? The Regen report? Andrew Burford</text:p>
          </table:table-cell>
          <table:table-cell office:value-type="string" calcext:value-type="string">
            <text:p>Medium</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Funding and Investment</text:p>
          </table:table-cell>
          <table:table-cell office:value-type="string" calcext:value-type="string">
            <text:p>page</text:p>
          </table:table-cell>
          <table:table-cell table:formula="of:=&quot;&quot;&quot;&quot;&amp;[.A20]&amp;&quot;&quot;&quot;:&quot;&amp;&quot;{&quot;&quot;q&quot;&quot;:&quot;&amp;[.G20]&amp;&quot;,&quot;&quot;r&quot;&quot;:&quot;&amp;[.H20] &amp; &quot;,&quot;&quot;short_desc&quot;&quot;:&quot;&quot;&quot;&amp;[.B20]&amp;&quot;&quot;&quot;,&quot;&amp; &quot;&quot;&quot;group&quot;&quot;:&quot;&quot;&quot; &amp; [.I20] &amp; &quot;&quot;&quot;,&quot;&quot;type&quot;&quot;:&quot;&quot;&quot;&amp;[.C20]&amp;&quot;&quot;&quot;,&quot;&quot;target:&quot;&quot;&quot;&amp;[.J20]&amp;&quot;&quot;&quot;,&quot;&quot;long_desc&quot;&quot;:&quot;&quot;&quot;&amp;[.D20]&amp;&quot;&quot;&quot;,&quot;&quot;Tools&quot;&quot;:&quot;&quot;&quot;&amp;[.E20]&amp;&quot;&quot;&quot;},&quot;" office:value-type="string" office:string-value="&quot;15&quot;:{&quot;q&quot;:3,&quot;r&quot;:2,&quot;short_desc&quot;:&quot;How funding can be accessed&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UK/Gov for public funding? Investors for private funding? Anna's report on good practice in green finance? The Regen report? Andrew Burford&quot;}," calcext:value-type="string">
            <text:p>"15":{"q":3,"r":2,"short_desc":"How funding can be accessed","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UK/Gov for public funding? Investors for private funding? Anna's report on good practice in green finance? The Regen report? Andrew Burford"},</text:p>
          </table:table-cell>
          <table:table-cell/>
        </table:table-row>
        <table:table-row table:style-name="ro2" table:visibility="filter">
          <table:table-cell office:value-type="float" office:value="16" calcext:value-type="float">
            <text:p>16</text:p>
          </table:table-cell>
          <table:table-cell office:value-type="string" calcext:value-type="string">
            <text:p>How the private sector can be incentivised</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vidence of RoI? Case studies (PFER and beyond), something on stakeholders?</text:p>
          </table:table-cell>
          <table:table-cell office:value-type="string" calcext:value-type="string">
            <text:p>Low</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unding and Investment</text:p>
          </table:table-cell>
          <table:table-cell office:value-type="string" calcext:value-type="string">
            <text:p>page</text:p>
          </table:table-cell>
          <table:table-cell table:formula="of:=&quot;&quot;&quot;&quot;&amp;[.A21]&amp;&quot;&quot;&quot;:&quot;&amp;&quot;{&quot;&quot;q&quot;&quot;:&quot;&amp;[.G21]&amp;&quot;,&quot;&quot;r&quot;&quot;:&quot;&amp;[.H21] &amp; &quot;,&quot;&quot;short_desc&quot;&quot;:&quot;&quot;&quot;&amp;[.B21]&amp;&quot;&quot;&quot;,&quot;&amp; &quot;&quot;&quot;group&quot;&quot;:&quot;&quot;&quot; &amp; [.I21] &amp; &quot;&quot;&quot;,&quot;&quot;type&quot;&quot;:&quot;&quot;&quot;&amp;[.C21]&amp;&quot;&quot;&quot;,&quot;&quot;target:&quot;&quot;&quot;&amp;[.J21]&amp;&quot;&quot;&quot;,&quot;&quot;long_desc&quot;&quot;:&quot;&quot;&quot;&amp;[.D21]&amp;&quot;&quot;&quot;,&quot;&quot;Tools&quot;&quot;:&quot;&quot;&quot;&amp;[.E21]&amp;&quot;&quot;&quot;},&quot;" office:value-type="string" office:string-value="&quot;16&quot;:{&quot;q&quot;:3,&quot;r&quot;:1,&quot;short_desc&quot;:&quot;How the private sector can be incentivised&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vidence of RoI? Case studies (PFER and beyond), something on stakeholders?&quot;}," calcext:value-type="string">
            <text:p>"16":{"q":3,"r":1,"short_desc":"How the private sector can be incentivised","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vidence of RoI? Case studies (PFER and beyond), something on stakeholders?"},</text:p>
          </table:table-cell>
          <table:table-cell/>
        </table:table-row>
        <table:table-row table:style-name="ro2" table:visibility="filter">
          <table:table-cell office:value-type="float" office:value="17" calcext:value-type="float">
            <text:p>17</text:p>
          </table:table-cell>
          <table:table-cell office:value-type="string" calcext:value-type="string">
            <text:p>How the system can become self-sustaining</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Funding and Investment</text:p>
          </table:table-cell>
          <table:table-cell office:value-type="string" calcext:value-type="string">
            <text:p>page</text:p>
          </table:table-cell>
          <table:table-cell table:formula="of:=&quot;&quot;&quot;&quot;&amp;[.A22]&amp;&quot;&quot;&quot;:&quot;&amp;&quot;{&quot;&quot;q&quot;&quot;:&quot;&amp;[.G22]&amp;&quot;,&quot;&quot;r&quot;&quot;:&quot;&amp;[.H22] &amp; &quot;,&quot;&quot;short_desc&quot;&quot;:&quot;&quot;&quot;&amp;[.B22]&amp;&quot;&quot;&quot;,&quot;&amp; &quot;&quot;&quot;group&quot;&quot;:&quot;&quot;&quot; &amp; [.I22] &amp; &quot;&quot;&quot;,&quot;&quot;type&quot;&quot;:&quot;&quot;&quot;&amp;[.C22]&amp;&quot;&quot;&quot;,&quot;&quot;target:&quot;&quot;&quot;&amp;[.J22]&amp;&quot;&quot;&quot;,&quot;&quot;long_desc&quot;&quot;:&quot;&quot;&quot;&amp;[.D22]&amp;&quot;&quot;&quot;,&quot;&quot;Tools&quot;&quot;:&quot;&quot;&quot;&amp;[.E22]&amp;&quot;&quot;&quot;},&quot;" office:value-type="string" office:string-value="&quot;17&quot;:{&quot;q&quot;:3,&quot;r&quot;:0,&quot;short_desc&quot;:&quot;How the system can become self-sustaining&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17":{"q":3,"r":0,"short_desc":"How the system can become self-sustaining","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visibility="filter">
          <table:table-cell office:value-type="float" office:value="18" calcext:value-type="float">
            <text:p>18</text:p>
          </table:table-cell>
          <table:table-cell office:value-type="string" calcext:value-type="string">
            <text:p>Case studies of successful funding access and use</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Funding and Investment</text:p>
          </table:table-cell>
          <table:table-cell office:value-type="string" calcext:value-type="string">
            <text:p>page</text:p>
          </table:table-cell>
          <table:table-cell table:formula="of:=&quot;&quot;&quot;&quot;&amp;[.A23]&amp;&quot;&quot;&quot;:&quot;&amp;&quot;{&quot;&quot;q&quot;&quot;:&quot;&amp;[.G23]&amp;&quot;,&quot;&quot;r&quot;&quot;:&quot;&amp;[.H23] &amp; &quot;,&quot;&quot;short_desc&quot;&quot;:&quot;&quot;&quot;&amp;[.B23]&amp;&quot;&quot;&quot;,&quot;&amp; &quot;&quot;&quot;group&quot;&quot;:&quot;&quot;&quot; &amp; [.I23] &amp; &quot;&quot;&quot;,&quot;&quot;type&quot;&quot;:&quot;&quot;&quot;&amp;[.C23]&amp;&quot;&quot;&quot;,&quot;&quot;target:&quot;&quot;&quot;&amp;[.J23]&amp;&quot;&quot;&quot;,&quot;&quot;long_desc&quot;&quot;:&quot;&quot;&quot;&amp;[.D23]&amp;&quot;&quot;&quot;,&quot;&quot;Tools&quot;&quot;:&quot;&quot;&quot;&amp;[.E23]&amp;&quot;&quot;&quot;},&quot;" office:value-type="string" office:string-value="&quot;18&quot;:{&quot;q&quot;:4,&quot;r&quot;:1,&quot;short_desc&quot;:&quot;Case studies of successful funding access and use&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18":{"q":4,"r":1,"short_desc":"Case studies of successful funding access and use","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visibility="filter">
          <table:table-cell office:value-type="float" office:value="19" calcext:value-type="float">
            <text:p>19</text:p>
          </table:table-cell>
          <table:table-cell office:value-type="string" calcext:value-type="string">
            <text:p>Case studies of successful commercial model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Delta-EE case studies</text:p>
          </table:table-cell>
          <table:table-cell office:value-type="string" calcext:value-type="string">
            <text:p>Medium</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Funding and Investment</text:p>
          </table:table-cell>
          <table:table-cell office:value-type="string" calcext:value-type="string">
            <text:p>page</text:p>
          </table:table-cell>
          <table:table-cell table:formula="of:=&quot;&quot;&quot;&quot;&amp;[.A24]&amp;&quot;&quot;&quot;:&quot;&amp;&quot;{&quot;&quot;q&quot;&quot;:&quot;&amp;[.G24]&amp;&quot;,&quot;&quot;r&quot;&quot;:&quot;&amp;[.H24] &amp; &quot;,&quot;&quot;short_desc&quot;&quot;:&quot;&quot;&quot;&amp;[.B24]&amp;&quot;&quot;&quot;,&quot;&amp; &quot;&quot;&quot;group&quot;&quot;:&quot;&quot;&quot; &amp; [.I24] &amp; &quot;&quot;&quot;,&quot;&quot;type&quot;&quot;:&quot;&quot;&quot;&amp;[.C24]&amp;&quot;&quot;&quot;,&quot;&quot;target:&quot;&quot;&quot;&amp;[.J24]&amp;&quot;&quot;&quot;,&quot;&quot;long_desc&quot;&quot;:&quot;&quot;&quot;&amp;[.D24]&amp;&quot;&quot;&quot;,&quot;&quot;Tools&quot;&quot;:&quot;&quot;&quot;&amp;[.E24]&amp;&quot;&quot;&quot;},&quot;" office:value-type="string" office:string-value="&quot;19&quot;:{&quot;q&quot;:4,&quot;r&quot;:0,&quot;short_desc&quot;:&quot;Case studies of successful commercial models&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Delta-EE case studies&quot;}," calcext:value-type="string">
            <text:p>"19":{"q":4,"r":0,"short_desc":"Case studies of successful commercial models","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Delta-EE case studies"},</text:p>
          </table:table-cell>
          <table:table-cell/>
        </table:table-row>
        <table:table-row table:style-name="ro2" table:visibility="filter">
          <table:table-cell office:value-type="float" office:value="20" calcext:value-type="float">
            <text:p>20</text:p>
          </table:table-cell>
          <table:table-cell office:value-type="string" calcext:value-type="string">
            <text:p>Roadmap of steps to delivery</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RIS to develop, probably base it on the BEIS stages for local energy system</text:p>
          </table:table-cell>
          <table:table-cell office:value-type="string" calcext:value-type="string">
            <text:p>Low</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oadmap and Timelines</text:p>
          </table:table-cell>
          <table:table-cell office:value-type="string" calcext:value-type="string">
            <text:p>page</text:p>
          </table:table-cell>
          <table:table-cell table:formula="of:=&quot;&quot;&quot;&quot;&amp;[.A25]&amp;&quot;&quot;&quot;:&quot;&amp;&quot;{&quot;&quot;q&quot;&quot;:&quot;&amp;[.G25]&amp;&quot;,&quot;&quot;r&quot;&quot;:&quot;&amp;[.H25] &amp; &quot;,&quot;&quot;short_desc&quot;&quot;:&quot;&quot;&quot;&amp;[.B25]&amp;&quot;&quot;&quot;,&quot;&amp; &quot;&quot;&quot;group&quot;&quot;:&quot;&quot;&quot; &amp; [.I25] &amp; &quot;&quot;&quot;,&quot;&quot;type&quot;&quot;:&quot;&quot;&quot;&amp;[.C25]&amp;&quot;&quot;&quot;,&quot;&quot;target:&quot;&quot;&quot;&amp;[.J25]&amp;&quot;&quot;&quot;,&quot;&quot;long_desc&quot;&quot;:&quot;&quot;&quot;&amp;[.D25]&amp;&quot;&quot;&quot;,&quot;&quot;Tools&quot;&quot;:&quot;&quot;&quot;&amp;[.E25]&amp;&quot;&quot;&quot;},&quot;" office:value-type="string" office:string-value="&quot;20&quot;:{&quot;q&quot;:5,&quot;r&quot;:1,&quot;short_desc&quot;:&quot;Roadmap of steps to delivery&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RIS to develop, probably base it on the BEIS stages for local energy system&quot;}," calcext:value-type="string">
            <text:p>"20":{"q":5,"r":1,"short_desc":"Roadmap of steps to delivery","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RIS to develop, probably base it on the BEIS stages for local energy system"},</text:p>
          </table:table-cell>
          <table:table-cell/>
        </table:table-row>
        <table:table-row table:style-name="ro2" table:visibility="filter">
          <table:table-cell office:value-type="float" office:value="21" calcext:value-type="float">
            <text:p>21</text:p>
          </table:table-cell>
          <table:table-cell office:value-type="string" calcext:value-type="string">
            <text:p>How long it will take (estimates and case study example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Roadmap and Timelines</text:p>
          </table:table-cell>
          <table:table-cell office:value-type="string" calcext:value-type="string">
            <text:p>page</text:p>
          </table:table-cell>
          <table:table-cell table:formula="of:=&quot;&quot;&quot;&quot;&amp;[.A26]&amp;&quot;&quot;&quot;:&quot;&amp;&quot;{&quot;&quot;q&quot;&quot;:&quot;&amp;[.G26]&amp;&quot;,&quot;&quot;r&quot;&quot;:&quot;&amp;[.H26] &amp; &quot;,&quot;&quot;short_desc&quot;&quot;:&quot;&quot;&quot;&amp;[.B26]&amp;&quot;&quot;&quot;,&quot;&amp; &quot;&quot;&quot;group&quot;&quot;:&quot;&quot;&quot; &amp; [.I26] &amp; &quot;&quot;&quot;,&quot;&quot;type&quot;&quot;:&quot;&quot;&quot;&amp;[.C26]&amp;&quot;&quot;&quot;,&quot;&quot;target:&quot;&quot;&quot;&amp;[.J26]&amp;&quot;&quot;&quot;,&quot;&quot;long_desc&quot;&quot;:&quot;&quot;&quot;&amp;[.D26]&amp;&quot;&quot;&quot;,&quot;&quot;Tools&quot;&quot;:&quot;&quot;&quot;&amp;[.E26]&amp;&quot;&quot;&quot;},&quot;" office:value-type="string" office:string-value="&quot;21&quot;:{&quot;q&quot;:6,&quot;r&quot;:2,&quot;short_desc&quot;:&quot;How long it will take (estimates and case study examples)&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21":{"q":6,"r":2,"short_desc":"How long it will take (estimates and case study examples)","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visibility="filter">
          <table:table-cell office:value-type="float" office:value="22" calcext:value-type="float">
            <text:p>22</text:p>
          </table:table-cell>
          <table:table-cell office:value-type="string" calcext:value-type="string">
            <text:p>What knowledge, capability and outcomes are necessary at each step</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nnovation Funnel, maturity matrices from ESIG</text:p>
          </table:table-cell>
          <table:table-cell office:value-type="string" calcext:value-type="string">
            <text:p>Medium</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Roadmap and Timelines</text:p>
          </table:table-cell>
          <table:table-cell office:value-type="string" calcext:value-type="string">
            <text:p>page</text:p>
          </table:table-cell>
          <table:table-cell table:formula="of:=&quot;&quot;&quot;&quot;&amp;[.A27]&amp;&quot;&quot;&quot;:&quot;&amp;&quot;{&quot;&quot;q&quot;&quot;:&quot;&amp;[.G27]&amp;&quot;,&quot;&quot;r&quot;&quot;:&quot;&amp;[.H27] &amp; &quot;,&quot;&quot;short_desc&quot;&quot;:&quot;&quot;&quot;&amp;[.B27]&amp;&quot;&quot;&quot;,&quot;&amp; &quot;&quot;&quot;group&quot;&quot;:&quot;&quot;&quot; &amp; [.I27] &amp; &quot;&quot;&quot;,&quot;&quot;type&quot;&quot;:&quot;&quot;&quot;&amp;[.C27]&amp;&quot;&quot;&quot;,&quot;&quot;target:&quot;&quot;&quot;&amp;[.J27]&amp;&quot;&quot;&quot;,&quot;&quot;long_desc&quot;&quot;:&quot;&quot;&quot;&amp;[.D27]&amp;&quot;&quot;&quot;,&quot;&quot;Tools&quot;&quot;:&quot;&quot;&quot;&amp;[.E27]&amp;&quot;&quot;&quot;},&quot;" office:value-type="string" office:string-value="&quot;22&quot;:{&quot;q&quot;:6,&quot;r&quot;:1,&quot;short_desc&quot;:&quot;What knowledge, capability and outcomes are necessary at each step&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nnovation Funnel, maturity matrices from ESIG&quot;}," calcext:value-type="string">
            <text:p>"22":{"q":6,"r":1,"short_desc":"What knowledge, capability and outcomes are necessary at each step","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nnovation Funnel, maturity matrices from ESIG"},</text:p>
          </table:table-cell>
          <table:table-cell/>
        </table:table-row>
        <table:table-row table:style-name="ro2" table:visibility="filter">
          <table:table-cell office:value-type="float" office:value="23" calcext:value-type="float">
            <text:p>23</text:p>
          </table:table-cell>
          <table:table-cell office:value-type="string" calcext:value-type="string">
            <text:p>When it will deliver benefits and impact</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Roadmap and Timelines</text:p>
          </table:table-cell>
          <table:table-cell office:value-type="string" calcext:value-type="string">
            <text:p>page</text:p>
          </table:table-cell>
          <table:table-cell table:formula="of:=&quot;&quot;&quot;&quot;&amp;[.A28]&amp;&quot;&quot;&quot;:&quot;&amp;&quot;{&quot;&quot;q&quot;&quot;:&quot;&amp;[.G28]&amp;&quot;,&quot;&quot;r&quot;&quot;:&quot;&amp;[.H28] &amp; &quot;,&quot;&quot;short_desc&quot;&quot;:&quot;&quot;&quot;&amp;[.B28]&amp;&quot;&quot;&quot;,&quot;&amp; &quot;&quot;&quot;group&quot;&quot;:&quot;&quot;&quot; &amp; [.I28] &amp; &quot;&quot;&quot;,&quot;&quot;type&quot;&quot;:&quot;&quot;&quot;&amp;[.C28]&amp;&quot;&quot;&quot;,&quot;&quot;target:&quot;&quot;&quot;&amp;[.J28]&amp;&quot;&quot;&quot;,&quot;&quot;long_desc&quot;&quot;:&quot;&quot;&quot;&amp;[.D28]&amp;&quot;&quot;&quot;,&quot;&quot;Tools&quot;&quot;:&quot;&quot;&quot;&amp;[.E28]&amp;&quot;&quot;&quot;},&quot;" office:value-type="string" office:string-value="&quot;23&quot;:{&quot;q&quot;:7,&quot;r&quot;:3,&quot;short_desc&quot;:&quot;When it will deliver benefits and impact&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23":{"q":7,"r":3,"short_desc":"When it will deliver benefits and impact","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visibility="filter">
          <table:table-cell office:value-type="float" office:value="24" calcext:value-type="float">
            <text:p>24</text:p>
          </table:table-cell>
          <table:table-cell office:value-type="string" calcext:value-type="string">
            <text:p>Common blockers and their mitigation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Risk logs, categorising and reducing risks, Friction points from Tom Furlong</text:p>
          </table:table-cell>
          <table:table-cell office:value-type="string" calcext:value-type="string">
            <text:p>Medium</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Roadmap and Timelines</text:p>
          </table:table-cell>
          <table:table-cell office:value-type="string" calcext:value-type="string">
            <text:p>page</text:p>
          </table:table-cell>
          <table:table-cell table:formula="of:=&quot;&quot;&quot;&quot;&amp;[.A29]&amp;&quot;&quot;&quot;:&quot;&amp;&quot;{&quot;&quot;q&quot;&quot;:&quot;&amp;[.G29]&amp;&quot;,&quot;&quot;r&quot;&quot;:&quot;&amp;[.H29] &amp; &quot;,&quot;&quot;short_desc&quot;&quot;:&quot;&quot;&quot;&amp;[.B29]&amp;&quot;&quot;&quot;,&quot;&amp; &quot;&quot;&quot;group&quot;&quot;:&quot;&quot;&quot; &amp; [.I29] &amp; &quot;&quot;&quot;,&quot;&quot;type&quot;&quot;:&quot;&quot;&quot;&amp;[.C29]&amp;&quot;&quot;&quot;,&quot;&quot;target:&quot;&quot;&quot;&amp;[.J29]&amp;&quot;&quot;&quot;,&quot;&quot;long_desc&quot;&quot;:&quot;&quot;&quot;&amp;[.D29]&amp;&quot;&quot;&quot;,&quot;&quot;Tools&quot;&quot;:&quot;&quot;&quot;&amp;[.E29]&amp;&quot;&quot;&quot;},&quot;" office:value-type="string" office:string-value="&quot;24&quot;:{&quot;q&quot;:7,&quot;r&quot;:2,&quot;short_desc&quot;:&quot;Common blockers and their mitigations&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Risk logs, categorising and reducing risks, Friction points from Tom Furlong&quot;}," calcext:value-type="string">
            <text:p>"24":{"q":7,"r":2,"short_desc":"Common blockers and their mitigations","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Risk logs, categorising and reducing risks, Friction points from Tom Furlong"},</text:p>
          </table:table-cell>
          <table:table-cell/>
        </table:table-row>
        <table:table-row table:style-name="ro2" table:visibility="filter">
          <table:table-cell office:value-type="float" office:value="25" calcext:value-type="float">
            <text:p>25</text:p>
          </table:table-cell>
          <table:table-cell office:value-type="string" calcext:value-type="string">
            <text:p>Where to get the knowledge needed and capability at each step</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RIS to develop SLES Capability Directory</text:p>
          </table:table-cell>
          <table:table-cell office:value-type="string" calcext:value-type="string">
            <text:p>Low</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Roadmap and Timelines</text:p>
          </table:table-cell>
          <table:table-cell office:value-type="string" calcext:value-type="string">
            <text:p>page</text:p>
          </table:table-cell>
          <table:table-cell table:formula="of:=&quot;&quot;&quot;&quot;&amp;[.A30]&amp;&quot;&quot;&quot;:&quot;&amp;&quot;{&quot;&quot;q&quot;&quot;:&quot;&amp;[.G30]&amp;&quot;,&quot;&quot;r&quot;&quot;:&quot;&amp;[.H30] &amp; &quot;,&quot;&quot;short_desc&quot;&quot;:&quot;&quot;&quot;&amp;[.B30]&amp;&quot;&quot;&quot;,&quot;&amp; &quot;&quot;&quot;group&quot;&quot;:&quot;&quot;&quot; &amp; [.I30] &amp; &quot;&quot;&quot;,&quot;&quot;type&quot;&quot;:&quot;&quot;&quot;&amp;[.C30]&amp;&quot;&quot;&quot;,&quot;&quot;target:&quot;&quot;&quot;&amp;[.J30]&amp;&quot;&quot;&quot;,&quot;&quot;long_desc&quot;&quot;:&quot;&quot;&quot;&amp;[.D30]&amp;&quot;&quot;&quot;,&quot;&quot;Tools&quot;&quot;:&quot;&quot;&quot;&amp;[.E30]&amp;&quot;&quot;&quot;},&quot;" office:value-type="string" office:string-value="&quot;25&quot;:{&quot;q&quot;:7,&quot;r&quot;:1,&quot;short_desc&quot;:&quot;Where to get the knowledge needed and capability at each step&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RIS to develop SLES Capability Directory&quot;}," calcext:value-type="string">
            <text:p>"25":{"q":7,"r":1,"short_desc":"Where to get the knowledge needed and capability at each step","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RIS to develop SLES Capability Directory"},</text:p>
          </table:table-cell>
          <table:table-cell/>
        </table:table-row>
        <table:table-row table:style-name="ro2">
          <table:table-cell office:value-type="float" office:value="26" calcext:value-type="float">
            <text:p>26</text:p>
          </table:table-cell>
          <table:table-cell office:value-type="string" calcext:value-type="string">
            <text:p>Resources and Supply Chain</text:p>
          </table:table-cell>
          <table:table-cell office:value-type="string" calcext:value-type="string">
            <text:p>Navigat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table:number-columns-repeated="2"/>
          <table:table-cell office:value-type="float" office:value="8" calcext:value-type="float">
            <text:p>8</text:p>
          </table:table-cell>
          <table:table-cell office:value-type="float" office:value="0" calcext:value-type="float">
            <text:p>0</text:p>
          </table:table-cell>
          <table:table-cell office:value-type="string" calcext:value-type="string">
            <text:p>Roadmap and Timelines</text:p>
          </table:table-cell>
          <table:table-cell/>
          <table:table-cell table:formula="of:=&quot;&quot;&quot;&quot;&amp;[.A31]&amp;&quot;&quot;&quot;:&quot;&amp;&quot;{&quot;&quot;q&quot;&quot;:&quot;&amp;[.G31]&amp;&quot;,&quot;&quot;r&quot;&quot;:&quot;&amp;[.H31] &amp; &quot;,&quot;&quot;short_desc&quot;&quot;:&quot;&quot;&quot;&amp;[.B31]&amp;&quot;&quot;&quot;,&quot;&amp; &quot;&quot;&quot;group&quot;&quot;:&quot;&quot;&quot; &amp; [.I31] &amp; &quot;&quot;&quot;,&quot;&quot;type&quot;&quot;:&quot;&quot;&quot;&amp;[.C31]&amp;&quot;&quot;&quot;,&quot;&quot;target:&quot;&quot;&quot;&amp;[.J31]&amp;&quot;&quot;&quot;,&quot;&quot;long_desc&quot;&quot;:&quot;&quot;&quot;&amp;[.D31]&amp;&quot;&quot;&quot;,&quot;&quot;Tools&quot;&quot;:&quot;&quot;&quot;&amp;[.E31]&amp;&quot;&quot;&quot;},&quot;" office:value-type="string" office:string-value="&quot;26&quot;:{&quot;q&quot;:8,&quot;r&quot;:0,&quot;short_desc&quot;:&quot;Resources and Supply Chain&quot;,&quot;group&quot;:&quot;Roadmap and Timelines&quot;,&quot;type&quot;:&quot;Navigation&quot;,&quot;target:&quot;&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quot;}," calcext:value-type="string">
            <text:p>"26":{"q":8,"r":0,"short_desc":"Resources and Supply Chain","group":"Roadmap and Timelines","type":"Navigation","target:"","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xt:p>
          </table:table-cell>
          <table:table-cell/>
        </table:table-row>
        <table:table-row table:style-name="ro2" table:visibility="filter">
          <table:table-cell office:value-type="float" office:value="27" calcext:value-type="float">
            <text:p>27</text:p>
          </table:table-cell>
          <table:table-cell office:value-type="string" calcext:value-type="string">
            <text:p>Case study examples of relevant project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Medium</text:p>
          </table:table-cell>
          <table:table-cell table:number-columns-repeated="2" office:value-type="float" office:value="1" calcext:value-type="float">
            <text:p>1</text:p>
          </table:table-cell>
          <table:table-cell office:value-type="string" calcext:value-type="string">
            <text:p>Horizon Scanning</text:p>
          </table:table-cell>
          <table:table-cell office:value-type="string" calcext:value-type="string">
            <text:p>page</text:p>
          </table:table-cell>
          <table:table-cell table:formula="of:=&quot;&quot;&quot;&quot;&amp;[.A32]&amp;&quot;&quot;&quot;:&quot;&amp;&quot;{&quot;&quot;q&quot;&quot;:&quot;&amp;[.G32]&amp;&quot;,&quot;&quot;r&quot;&quot;:&quot;&amp;[.H32] &amp; &quot;,&quot;&quot;short_desc&quot;&quot;:&quot;&quot;&quot;&amp;[.B32]&amp;&quot;&quot;&quot;,&quot;&amp; &quot;&quot;&quot;group&quot;&quot;:&quot;&quot;&quot; &amp; [.I32] &amp; &quot;&quot;&quot;,&quot;&quot;type&quot;&quot;:&quot;&quot;&quot;&amp;[.C32]&amp;&quot;&quot;&quot;,&quot;&quot;target:&quot;&quot;&quot;&amp;[.J32]&amp;&quot;&quot;&quot;,&quot;&quot;long_desc&quot;&quot;:&quot;&quot;&quot;&amp;[.D32]&amp;&quot;&quot;&quot;,&quot;&quot;Tools&quot;&quot;:&quot;&quot;&quot;&amp;[.E32]&amp;&quot;&quot;&quot;},&quot;" office:value-type="string" office:string-value="&quot;27&quot;:{&quot;q&quot;:1,&quot;r&quot;:1,&quot;short_desc&quot;:&quot;Case study examples of relevant projects&quot;,&quot;group&quot;:&quot;Horizon Scanning&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27":{"q":1,"r":1,"short_desc":"Case study examples of relevant projects","group":"Horizon Scanning","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visibility="filter">
          <table:table-cell office:value-type="float" office:value="28" calcext:value-type="float">
            <text:p>28</text:p>
          </table:table-cell>
          <table:table-cell office:value-type="string" calcext:value-type="string">
            <text:p>Projects that need to happen or are planned to happen</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EPs, EnergyHubs - signposting (not just energy, but also whole system), Whole Systems plans within LAs</text:p>
          </table:table-cell>
          <table:table-cell office:value-type="string" calcext:value-type="string">
            <text:p>Medium</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orizon Scanning</text:p>
          </table:table-cell>
          <table:table-cell office:value-type="string" calcext:value-type="string">
            <text:p>page</text:p>
          </table:table-cell>
          <table:table-cell table:formula="of:=&quot;&quot;&quot;&quot;&amp;[.A33]&amp;&quot;&quot;&quot;:&quot;&amp;&quot;{&quot;&quot;q&quot;&quot;:&quot;&amp;[.G33]&amp;&quot;,&quot;&quot;r&quot;&quot;:&quot;&amp;[.H33] &amp; &quot;,&quot;&quot;short_desc&quot;&quot;:&quot;&quot;&quot;&amp;[.B33]&amp;&quot;&quot;&quot;,&quot;&amp; &quot;&quot;&quot;group&quot;&quot;:&quot;&quot;&quot; &amp; [.I33] &amp; &quot;&quot;&quot;,&quot;&quot;type&quot;&quot;:&quot;&quot;&quot;&amp;[.C33]&amp;&quot;&quot;&quot;,&quot;&quot;target:&quot;&quot;&quot;&amp;[.J33]&amp;&quot;&quot;&quot;,&quot;&quot;long_desc&quot;&quot;:&quot;&quot;&quot;&amp;[.D33]&amp;&quot;&quot;&quot;,&quot;&quot;Tools&quot;&quot;:&quot;&quot;&quot;&amp;[.E33]&amp;&quot;&quot;&quot;},&quot;" office:value-type="string" office:string-value="&quot;28&quot;:{&quot;q&quot;:2,&quot;r&quot;:0,&quot;short_desc&quot;:&quot;Projects that need to happen or are planned to happen&quot;,&quot;group&quot;:&quot;Horizon Scanning&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EPs, EnergyHubs - signposting (not just energy, but also whole system), Whole Systems plans within LAs&quot;}," calcext:value-type="string">
            <text:p>"28":{"q":2,"r":0,"short_desc":"Projects that need to happen or are planned to happen","group":"Horizon Scanning","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EPs, EnergyHubs - signposting (not just energy, but also whole system), Whole Systems plans within LAs"},</text:p>
          </table:table-cell>
          <table:table-cell/>
        </table:table-row>
        <table:table-row table:style-name="ro2" table:visibility="filter">
          <table:table-cell office:value-type="float" office:value="29" calcext:value-type="float">
            <text:p>29</text:p>
          </table:table-cell>
          <table:table-cell office:value-type="string" calcext:value-type="string">
            <text:p>Successful past or present project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Medium</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orizon Scanning</text:p>
          </table:table-cell>
          <table:table-cell office:value-type="string" calcext:value-type="string">
            <text:p>page</text:p>
          </table:table-cell>
          <table:table-cell table:formula="of:=&quot;&quot;&quot;&quot;&amp;[.A34]&amp;&quot;&quot;&quot;:&quot;&amp;&quot;{&quot;&quot;q&quot;&quot;:&quot;&amp;[.G34]&amp;&quot;,&quot;&quot;r&quot;&quot;:&quot;&amp;[.H34] &amp; &quot;,&quot;&quot;short_desc&quot;&quot;:&quot;&quot;&quot;&amp;[.B34]&amp;&quot;&quot;&quot;,&quot;&amp; &quot;&quot;&quot;group&quot;&quot;:&quot;&quot;&quot; &amp; [.I34] &amp; &quot;&quot;&quot;,&quot;&quot;type&quot;&quot;:&quot;&quot;&quot;&amp;[.C34]&amp;&quot;&quot;&quot;,&quot;&quot;target:&quot;&quot;&quot;&amp;[.J34]&amp;&quot;&quot;&quot;,&quot;&quot;long_desc&quot;&quot;:&quot;&quot;&quot;&amp;[.D34]&amp;&quot;&quot;&quot;,&quot;&quot;Tools&quot;&quot;:&quot;&quot;&quot;&amp;[.E34]&amp;&quot;&quot;&quot;},&quot;" office:value-type="string" office:string-value="&quot;29&quot;:{&quot;q&quot;:2,&quot;r&quot;:1,&quot;short_desc&quot;:&quot;Successful past or present projects&quot;,&quot;group&quot;:&quot;Horizon Scanning&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29":{"q":2,"r":1,"short_desc":"Successful past or present projects","group":"Horizon Scanning","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visibility="filter">
          <table:table-cell office:value-type="float" office:value="30" calcext:value-type="float">
            <text:p>30</text:p>
          </table:table-cell>
          <table:table-cell office:value-type="string" calcext:value-type="string">
            <text:p>Location information and key contact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y directory</text:p>
          </table:table-cell>
          <table:table-cell office:value-type="string" calcext:value-type="string">
            <text:p>Medium</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orizon Scanning</text:p>
          </table:table-cell>
          <table:table-cell office:value-type="string" calcext:value-type="string">
            <text:p>page</text:p>
          </table:table-cell>
          <table:table-cell table:formula="of:=&quot;&quot;&quot;&quot;&amp;[.A35]&amp;&quot;&quot;&quot;:&quot;&amp;&quot;{&quot;&quot;q&quot;&quot;:&quot;&amp;[.G35]&amp;&quot;,&quot;&quot;r&quot;&quot;:&quot;&amp;[.H35] &amp; &quot;,&quot;&quot;short_desc&quot;&quot;:&quot;&quot;&quot;&amp;[.B35]&amp;&quot;&quot;&quot;,&quot;&amp; &quot;&quot;&quot;group&quot;&quot;:&quot;&quot;&quot; &amp; [.I35] &amp; &quot;&quot;&quot;,&quot;&quot;type&quot;&quot;:&quot;&quot;&quot;&amp;[.C35]&amp;&quot;&quot;&quot;,&quot;&quot;target:&quot;&quot;&quot;&amp;[.J35]&amp;&quot;&quot;&quot;,&quot;&quot;long_desc&quot;&quot;:&quot;&quot;&quot;&amp;[.D35]&amp;&quot;&quot;&quot;,&quot;&quot;Tools&quot;&quot;:&quot;&quot;&quot;&amp;[.E35]&amp;&quot;&quot;&quot;},&quot;" office:value-type="string" office:string-value="&quot;30&quot;:{&quot;q&quot;:3,&quot;r&quot;:1,&quot;short_desc&quot;:&quot;Location information and key contacts&quot;,&quot;group&quot;:&quot;Horizon Scanning&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y directory&quot;}," calcext:value-type="string">
            <text:p>"30":{"q":3,"r":1,"short_desc":"Location information and key contacts","group":"Horizon Scanning","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y directory"},</text:p>
          </table:table-cell>
          <table:table-cell/>
        </table:table-row>
        <table:table-row table:style-name="ro2" table:visibility="filter">
          <table:table-cell office:value-type="float" office:value="31" calcext:value-type="float">
            <text:p>31</text:p>
          </table:table-cell>
          <table:table-cell office:value-type="string" calcext:value-type="string">
            <text:p>Profile and index of skills and capabilities necessary for delivery</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RIS to develop skills matrix based on SLES Capability Directory</text:p>
          </table:table-cell>
          <table:table-cell office:value-type="string" calcext:value-type="string">
            <text:p>Low</text:p>
          </table:table-cell>
          <table:table-cell table:number-columns-repeated="2"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36]&amp;&quot;&quot;&quot;:&quot;&amp;&quot;{&quot;&quot;q&quot;&quot;:&quot;&amp;[.G36]&amp;&quot;,&quot;&quot;r&quot;&quot;:&quot;&amp;[.H36] &amp; &quot;,&quot;&quot;short_desc&quot;&quot;:&quot;&quot;&quot;&amp;[.B36]&amp;&quot;&quot;&quot;,&quot;&amp; &quot;&quot;&quot;group&quot;&quot;:&quot;&quot;&quot; &amp; [.I36] &amp; &quot;&quot;&quot;,&quot;&quot;type&quot;&quot;:&quot;&quot;&quot;&amp;[.C36]&amp;&quot;&quot;&quot;,&quot;&quot;target:&quot;&quot;&quot;&amp;[.J36]&amp;&quot;&quot;&quot;,&quot;&quot;long_desc&quot;&quot;:&quot;&quot;&quot;&amp;[.D36]&amp;&quot;&quot;&quot;,&quot;&quot;Tools&quot;&quot;:&quot;&quot;&quot;&amp;[.E36]&amp;&quot;&quot;&quot;},&quot;" office:value-type="string" office:string-value="&quot;31&quot;:{&quot;q&quot;:1,&quot;r&quot;:1,&quot;short_desc&quot;:&quot;Profile and index of skills and capabilities necessary for delivery&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RIS to develop skills matrix based on SLES Capability Directory&quot;}," calcext:value-type="string">
            <text:p>"31":{"q":1,"r":1,"short_desc":"Profile and index of skills and capabilities necessary for delivery","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RIS to develop skills matrix based on SLES Capability Directory"},</text:p>
          </table:table-cell>
          <table:table-cell/>
        </table:table-row>
        <table:table-row table:style-name="ro2" table:visibility="filter">
          <table:table-cell office:value-type="float" office:value="32" calcext:value-type="float">
            <text:p>32</text:p>
          </table:table-cell>
          <table:table-cell office:value-type="string" calcext:value-type="string">
            <text:p>Define who is responsible for delivering the capability and skills</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RACI (or similar?), pointers to a Code of Practice?</text:p>
          </table:table-cell>
          <table:table-cell office:value-type="string" calcext:value-type="string">
            <text:p>Medium</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37]&amp;&quot;&quot;&quot;:&quot;&amp;&quot;{&quot;&quot;q&quot;&quot;:&quot;&amp;[.G37]&amp;&quot;,&quot;&quot;r&quot;&quot;:&quot;&amp;[.H37] &amp; &quot;,&quot;&quot;short_desc&quot;&quot;:&quot;&quot;&quot;&amp;[.B37]&amp;&quot;&quot;&quot;,&quot;&amp; &quot;&quot;&quot;group&quot;&quot;:&quot;&quot;&quot; &amp; [.I37] &amp; &quot;&quot;&quot;,&quot;&quot;type&quot;&quot;:&quot;&quot;&quot;&amp;[.C37]&amp;&quot;&quot;&quot;,&quot;&quot;target:&quot;&quot;&quot;&amp;[.J37]&amp;&quot;&quot;&quot;,&quot;&quot;long_desc&quot;&quot;:&quot;&quot;&quot;&amp;[.D37]&amp;&quot;&quot;&quot;,&quot;&quot;Tools&quot;&quot;:&quot;&quot;&quot;&amp;[.E37]&amp;&quot;&quot;&quot;},&quot;" office:value-type="string" office:string-value="&quot;32&quot;:{&quot;q&quot;:2,&quot;r&quot;:1,&quot;short_desc&quot;:&quot;Define who is responsible for delivering the capability and skills&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RACI (or similar?), pointers to a Code of Practice?&quot;}," calcext:value-type="string">
            <text:p>"32":{"q":2,"r":1,"short_desc":"Define who is responsible for delivering the capability and skills","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RACI (or similar?), pointers to a Code of Practice?"},</text:p>
          </table:table-cell>
          <table:table-cell/>
        </table:table-row>
        <table:table-row table:style-name="ro2" table:visibility="filter">
          <table:table-cell office:value-type="float" office:value="33" calcext:value-type="float">
            <text:p>33</text:p>
          </table:table-cell>
          <table:table-cell office:value-type="string" calcext:value-type="string">
            <text:p>Local Authority capability index</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A Capability Directory, pointers to a Code of Practice?</text:p>
          </table:table-cell>
          <table:table-cell office:value-type="string" calcext:value-type="string">
            <text:p>Low</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38]&amp;&quot;&quot;&quot;:&quot;&amp;&quot;{&quot;&quot;q&quot;&quot;:&quot;&amp;[.G38]&amp;&quot;,&quot;&quot;r&quot;&quot;:&quot;&amp;[.H38] &amp; &quot;,&quot;&quot;short_desc&quot;&quot;:&quot;&quot;&quot;&amp;[.B38]&amp;&quot;&quot;&quot;,&quot;&amp; &quot;&quot;&quot;group&quot;&quot;:&quot;&quot;&quot; &amp; [.I38] &amp; &quot;&quot;&quot;,&quot;&quot;type&quot;&quot;:&quot;&quot;&quot;&amp;[.C38]&amp;&quot;&quot;&quot;,&quot;&quot;target:&quot;&quot;&quot;&amp;[.J38]&amp;&quot;&quot;&quot;,&quot;&quot;long_desc&quot;&quot;:&quot;&quot;&quot;&amp;[.D38]&amp;&quot;&quot;&quot;,&quot;&quot;Tools&quot;&quot;:&quot;&quot;&quot;&amp;[.E38]&amp;&quot;&quot;&quot;},&quot;" office:value-type="string" office:string-value="&quot;33&quot;:{&quot;q&quot;:3,&quot;r&quot;:1,&quot;short_desc&quot;:&quot;Local Authority capability index&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A Capability Directory, pointers to a Code of Practice?&quot;}," calcext:value-type="string">
            <text:p>"33":{"q":3,"r":1,"short_desc":"Local Authority capability index","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A Capability Directory, pointers to a Code of Practice?"},</text:p>
          </table:table-cell>
          <table:table-cell/>
        </table:table-row>
        <table:table-row table:style-name="ro2" table:visibility="filter">
          <table:table-cell office:value-type="float" office:value="34" calcext:value-type="float">
            <text:p>34</text:p>
          </table:table-cell>
          <table:table-cell office:value-type="string" calcext:value-type="string">
            <text:p>Supply chain capability index</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SP - supply chain database and landscaping, pointers to a Code of Practice?</text:p>
          </table:table-cell>
          <table:table-cell office:value-type="string" calcext:value-type="string">
            <text:p>Medium</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Resources and Supply Chain</text:p>
          </table:table-cell>
          <table:table-cell office:value-type="string" calcext:value-type="string">
            <text:p>page</text:p>
          </table:table-cell>
          <table:table-cell table:formula="of:=&quot;&quot;&quot;&quot;&amp;[.A39]&amp;&quot;&quot;&quot;:&quot;&amp;&quot;{&quot;&quot;q&quot;&quot;:&quot;&amp;[.G39]&amp;&quot;,&quot;&quot;r&quot;&quot;:&quot;&amp;[.H39] &amp; &quot;,&quot;&quot;short_desc&quot;&quot;:&quot;&quot;&quot;&amp;[.B39]&amp;&quot;&quot;&quot;,&quot;&amp; &quot;&quot;&quot;group&quot;&quot;:&quot;&quot;&quot; &amp; [.I39] &amp; &quot;&quot;&quot;,&quot;&quot;type&quot;&quot;:&quot;&quot;&quot;&amp;[.C39]&amp;&quot;&quot;&quot;,&quot;&quot;target:&quot;&quot;&quot;&amp;[.J39]&amp;&quot;&quot;&quot;,&quot;&quot;long_desc&quot;&quot;:&quot;&quot;&quot;&amp;[.D39]&amp;&quot;&quot;&quot;,&quot;&quot;Tools&quot;&quot;:&quot;&quot;&quot;&amp;[.E39]&amp;&quot;&quot;&quot;},&quot;" office:value-type="string" office:string-value="&quot;34&quot;:{&quot;q&quot;:3,&quot;r&quot;:0,&quot;short_desc&quot;:&quot;Supply chain capability index&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SP - supply chain database and landscaping, pointers to a Code of Practice?&quot;}," calcext:value-type="string">
            <text:p>"34":{"q":3,"r":0,"short_desc":"Supply chain capability index","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SP - supply chain database and landscaping, pointers to a Code of Practice?"},</text:p>
          </table:table-cell>
          <table:table-cell/>
        </table:table-row>
        <table:table-row table:style-name="ro2" table:visibility="filter">
          <table:table-cell office:value-type="float" office:value="35" calcext:value-type="float">
            <text:p>35</text:p>
          </table:table-cell>
          <table:table-cell office:value-type="string" calcext:value-type="string">
            <text:p>Which departments need to be involved</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nternal LA skills matrix, case study based? (Dependent on the survey in SLES-BC-01)</text:p>
          </table:table-cell>
          <table:table-cell office:value-type="string" calcext:value-type="string">
            <text:p>Low</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Resources and Supply Chain</text:p>
          </table:table-cell>
          <table:table-cell office:value-type="string" calcext:value-type="string">
            <text:p>page</text:p>
          </table:table-cell>
          <table:table-cell table:formula="of:=&quot;&quot;&quot;&quot;&amp;[.A40]&amp;&quot;&quot;&quot;:&quot;&amp;&quot;{&quot;&quot;q&quot;&quot;:&quot;&amp;[.G40]&amp;&quot;,&quot;&quot;r&quot;&quot;:&quot;&amp;[.H40] &amp; &quot;,&quot;&quot;short_desc&quot;&quot;:&quot;&quot;&quot;&amp;[.B40]&amp;&quot;&quot;&quot;,&quot;&amp; &quot;&quot;&quot;group&quot;&quot;:&quot;&quot;&quot; &amp; [.I40] &amp; &quot;&quot;&quot;,&quot;&quot;type&quot;&quot;:&quot;&quot;&quot;&amp;[.C40]&amp;&quot;&quot;&quot;,&quot;&quot;target:&quot;&quot;&quot;&amp;[.J40]&amp;&quot;&quot;&quot;,&quot;&quot;long_desc&quot;&quot;:&quot;&quot;&quot;&amp;[.D40]&amp;&quot;&quot;&quot;,&quot;&quot;Tools&quot;&quot;:&quot;&quot;&quot;&amp;[.E40]&amp;&quot;&quot;&quot;},&quot;" office:value-type="string" office:string-value="&quot;35&quot;:{&quot;q&quot;:4,&quot;r&quot;:2,&quot;short_desc&quot;:&quot;Which departments need to be involved&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nternal LA skills matrix, case study based? (Dependent on the survey in SLES-BC-01)&quot;}," calcext:value-type="string">
            <text:p>"35":{"q":4,"r":2,"short_desc":"Which departments need to be involved","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nternal LA skills matrix, case study based? (Dependent on the survey in SLES-BC-01)"},</text:p>
          </table:table-cell>
          <table:table-cell/>
        </table:table-row>
        <table:table-row table:style-name="ro2" table:visibility="filter">
          <table:table-cell office:value-type="float" office:value="36" calcext:value-type="float">
            <text:p>36</text:p>
          </table:table-cell>
          <table:table-cell office:value-type="string" calcext:value-type="string">
            <text:p>Which other local authorities have particular strength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Stakeholder mapping from BIES, UK100, pointers to a Code of Practice?, ERIS to develop SLES skills map in LAs</text:p>
          </table:table-cell>
          <table:table-cell office:value-type="string" calcext:value-type="string">
            <text:p>Low</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41]&amp;&quot;&quot;&quot;:&quot;&amp;&quot;{&quot;&quot;q&quot;&quot;:&quot;&amp;[.G41]&amp;&quot;,&quot;&quot;r&quot;&quot;:&quot;&amp;[.H41] &amp; &quot;,&quot;&quot;short_desc&quot;&quot;:&quot;&quot;&quot;&amp;[.B41]&amp;&quot;&quot;&quot;,&quot;&amp; &quot;&quot;&quot;group&quot;&quot;:&quot;&quot;&quot; &amp; [.I41] &amp; &quot;&quot;&quot;,&quot;&quot;type&quot;&quot;:&quot;&quot;&quot;&amp;[.C41]&amp;&quot;&quot;&quot;,&quot;&quot;target:&quot;&quot;&quot;&amp;[.J41]&amp;&quot;&quot;&quot;,&quot;&quot;long_desc&quot;&quot;:&quot;&quot;&quot;&amp;[.D41]&amp;&quot;&quot;&quot;,&quot;&quot;Tools&quot;&quot;:&quot;&quot;&quot;&amp;[.E41]&amp;&quot;&quot;&quot;},&quot;" office:value-type="string" office:string-value="&quot;36&quot;:{&quot;q&quot;:4,&quot;r&quot;:1,&quot;short_desc&quot;:&quot;Which other local authorities have particular strengths&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Stakeholder mapping from BIES, UK100, pointers to a Code of Practice?, ERIS to develop SLES skills map in LAs&quot;}," calcext:value-type="string">
            <text:p>"36":{"q":4,"r":1,"short_desc":"Which other local authorities have particular strengths","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Stakeholder mapping from BIES, UK100, pointers to a Code of Practice?, ERIS to develop SLES skills map in LAs"},</text:p>
          </table:table-cell>
          <table:table-cell/>
        </table:table-row>
        <table:table-row table:style-name="ro2" table:visibility="filter">
          <table:table-cell office:value-type="float" office:value="37" calcext:value-type="float">
            <text:p>37</text:p>
          </table:table-cell>
          <table:table-cell office:value-type="string" calcext:value-type="string">
            <text:p>Which private sector organisations have particular strength</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SP - supply chain database and landscaping, pointers to a Code of Practice?</text:p>
          </table:table-cell>
          <table:table-cell office:value-type="string" calcext:value-type="string">
            <text:p>Medium</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Resources and Supply Chain</text:p>
          </table:table-cell>
          <table:table-cell office:value-type="string" calcext:value-type="string">
            <text:p>page</text:p>
          </table:table-cell>
          <table:table-cell table:formula="of:=&quot;&quot;&quot;&quot;&amp;[.A42]&amp;&quot;&quot;&quot;:&quot;&amp;&quot;{&quot;&quot;q&quot;&quot;:&quot;&amp;[.G42]&amp;&quot;,&quot;&quot;r&quot;&quot;:&quot;&amp;[.H42] &amp; &quot;,&quot;&quot;short_desc&quot;&quot;:&quot;&quot;&quot;&amp;[.B42]&amp;&quot;&quot;&quot;,&quot;&amp; &quot;&quot;&quot;group&quot;&quot;:&quot;&quot;&quot; &amp; [.I42] &amp; &quot;&quot;&quot;,&quot;&quot;type&quot;&quot;:&quot;&quot;&quot;&amp;[.C42]&amp;&quot;&quot;&quot;,&quot;&quot;target:&quot;&quot;&quot;&amp;[.J42]&amp;&quot;&quot;&quot;,&quot;&quot;long_desc&quot;&quot;:&quot;&quot;&quot;&amp;[.D42]&amp;&quot;&quot;&quot;,&quot;&quot;Tools&quot;&quot;:&quot;&quot;&quot;&amp;[.E42]&amp;&quot;&quot;&quot;},&quot;" office:value-type="string" office:string-value="&quot;37&quot;:{&quot;q&quot;:4,&quot;r&quot;:0,&quot;short_desc&quot;:&quot;Which private sector organisations have particular strength&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SP - supply chain database and landscaping, pointers to a Code of Practice?&quot;}," calcext:value-type="string">
            <text:p>"37":{"q":4,"r":0,"short_desc":"Which private sector organisations have particular strength","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SP - supply chain database and landscaping, pointers to a Code of Practice?"},</text:p>
          </table:table-cell>
          <table:table-cell/>
        </table:table-row>
        <table:table-row table:style-name="ro2" table:visibility="filter">
          <table:table-cell office:value-type="float" office:value="38" calcext:value-type="float">
            <text:p>38</text:p>
          </table:table-cell>
          <table:table-cell office:value-type="string" calcext:value-type="string">
            <text:p>Establish lines of approval and governance processes</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y based? Checklist based on LA's setup (SLES-BC-01)</text:p>
          </table:table-cell>
          <table:table-cell office:value-type="string" calcext:value-type="string">
            <text:p>Low</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Resources and Supply Chain</text:p>
          </table:table-cell>
          <table:table-cell office:value-type="string" calcext:value-type="string">
            <text:p>page</text:p>
          </table:table-cell>
          <table:table-cell table:formula="of:=&quot;&quot;&quot;&quot;&amp;[.A43]&amp;&quot;&quot;&quot;:&quot;&amp;&quot;{&quot;&quot;q&quot;&quot;:&quot;&amp;[.G43]&amp;&quot;,&quot;&quot;r&quot;&quot;:&quot;&amp;[.H43] &amp; &quot;,&quot;&quot;short_desc&quot;&quot;:&quot;&quot;&quot;&amp;[.B43]&amp;&quot;&quot;&quot;,&quot;&amp; &quot;&quot;&quot;group&quot;&quot;:&quot;&quot;&quot; &amp; [.I43] &amp; &quot;&quot;&quot;,&quot;&quot;type&quot;&quot;:&quot;&quot;&quot;&amp;[.C43]&amp;&quot;&quot;&quot;,&quot;&quot;target:&quot;&quot;&quot;&amp;[.J43]&amp;&quot;&quot;&quot;,&quot;&quot;long_desc&quot;&quot;:&quot;&quot;&quot;&amp;[.D43]&amp;&quot;&quot;&quot;,&quot;&quot;Tools&quot;&quot;:&quot;&quot;&quot;&amp;[.E43]&amp;&quot;&quot;&quot;},&quot;" office:value-type="string" office:string-value="&quot;38&quot;:{&quot;q&quot;:5,&quot;r&quot;:2,&quot;short_desc&quot;:&quot;Establish lines of approval and governance processes&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y based? Checklist based on LA's setup (SLES-BC-01)&quot;}," calcext:value-type="string">
            <text:p>"38":{"q":5,"r":2,"short_desc":"Establish lines of approval and governance processes","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y based? Checklist based on LA's setup (SLES-BC-01)"},</text:p>
          </table:table-cell>
          <table:table-cell/>
        </table:table-row>
        <table:table-row table:style-name="ro2" table:visibility="filter">
          <table:table-cell office:value-type="float" office:value="39" calcext:value-type="float">
            <text:p>39</text:p>
          </table:table-cell>
          <table:table-cell office:value-type="string" calcext:value-type="string">
            <text:p>How they can be on-boarded to the project</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Good practice, communications materials, common (simple) language guide, engineering management plan, SLES for dummies</text:p>
          </table:table-cell>
          <table:table-cell office:value-type="string" calcext:value-type="string">
            <text:p>Medium</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44]&amp;&quot;&quot;&quot;:&quot;&amp;&quot;{&quot;&quot;q&quot;&quot;:&quot;&amp;[.G44]&amp;&quot;,&quot;&quot;r&quot;&quot;:&quot;&amp;[.H44] &amp; &quot;,&quot;&quot;short_desc&quot;&quot;:&quot;&quot;&quot;&amp;[.B44]&amp;&quot;&quot;&quot;,&quot;&amp; &quot;&quot;&quot;group&quot;&quot;:&quot;&quot;&quot; &amp; [.I44] &amp; &quot;&quot;&quot;,&quot;&quot;type&quot;&quot;:&quot;&quot;&quot;&amp;[.C44]&amp;&quot;&quot;&quot;,&quot;&quot;target:&quot;&quot;&quot;&amp;[.J44]&amp;&quot;&quot;&quot;,&quot;&quot;long_desc&quot;&quot;:&quot;&quot;&quot;&amp;[.D44]&amp;&quot;&quot;&quot;,&quot;&quot;Tools&quot;&quot;:&quot;&quot;&quot;&amp;[.E44]&amp;&quot;&quot;&quot;},&quot;" office:value-type="string" office:string-value="&quot;39&quot;:{&quot;q&quot;:5,&quot;r&quot;:1,&quot;short_desc&quot;:&quot;How they can be on-boarded to the project&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Good practice, communications materials, common (simple) language guide, engineering management plan, SLES for dummies&quot;}," calcext:value-type="string">
            <text:p>"39":{"q":5,"r":1,"short_desc":"How they can be on-boarded to the project","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Good practice, communications materials, common (simple) language guide, engineering management plan, SLES for dummies"},</text:p>
          </table:table-cell>
          <table:table-cell/>
        </table:table-row>
        <table:table-row table:style-name="ro2" table:visibility="filter">
          <table:table-cell office:value-type="float" office:value="40" calcext:value-type="float">
            <text:p>40</text:p>
          </table:table-cell>
          <table:table-cell office:value-type="string" calcext:value-type="string">
            <text:p>Case studies of their activities and the benefits achieved</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esources and Supply Chain</text:p>
          </table:table-cell>
          <table:table-cell office:value-type="string" calcext:value-type="string">
            <text:p>page</text:p>
          </table:table-cell>
          <table:table-cell table:formula="of:=&quot;&quot;&quot;&quot;&amp;[.A45]&amp;&quot;&quot;&quot;:&quot;&amp;&quot;{&quot;&quot;q&quot;&quot;:&quot;&amp;[.G45]&amp;&quot;,&quot;&quot;r&quot;&quot;:&quot;&amp;[.H45] &amp; &quot;,&quot;&quot;short_desc&quot;&quot;:&quot;&quot;&quot;&amp;[.B45]&amp;&quot;&quot;&quot;,&quot;&amp; &quot;&quot;&quot;group&quot;&quot;:&quot;&quot;&quot; &amp; [.I45] &amp; &quot;&quot;&quot;,&quot;&quot;type&quot;&quot;:&quot;&quot;&quot;&amp;[.C45]&amp;&quot;&quot;&quot;,&quot;&quot;target:&quot;&quot;&quot;&amp;[.J45]&amp;&quot;&quot;&quot;,&quot;&quot;long_desc&quot;&quot;:&quot;&quot;&quot;&amp;[.D45]&amp;&quot;&quot;&quot;,&quot;&quot;Tools&quot;&quot;:&quot;&quot;&quot;&amp;[.E45]&amp;&quot;&quot;&quot;},&quot;" office:value-type="string" office:string-value="&quot;40&quot;:{&quot;q&quot;:5,&quot;r&quot;:0,&quot;short_desc&quot;:&quot;Case studies of their activities and the benefits achieved&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40":{"q":5,"r":0,"short_desc":"Case studies of their activities and the benefits achieved","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visibility="filter">
          <table:table-cell office:value-type="float" office:value="41" calcext:value-type="float">
            <text:p>41</text:p>
          </table:table-cell>
          <table:table-cell office:value-type="string" calcext:value-type="string">
            <text:p>Finding and convening the right partners (and what tender responses to avoid)</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on what to look for, ISP supply chain database, ISO44001, </text:p>
          </table:table-cell>
          <table:table-cell office:value-type="string" calcext:value-type="string">
            <text:p>Medium</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46]&amp;&quot;&quot;&quot;:&quot;&amp;&quot;{&quot;&quot;q&quot;&quot;:&quot;&amp;[.G46]&amp;&quot;,&quot;&quot;r&quot;&quot;:&quot;&amp;[.H46] &amp; &quot;,&quot;&quot;short_desc&quot;&quot;:&quot;&quot;&quot;&amp;[.B46]&amp;&quot;&quot;&quot;,&quot;&amp; &quot;&quot;&quot;group&quot;&quot;:&quot;&quot;&quot; &amp; [.I46] &amp; &quot;&quot;&quot;,&quot;&quot;type&quot;&quot;:&quot;&quot;&quot;&amp;[.C46]&amp;&quot;&quot;&quot;,&quot;&quot;target:&quot;&quot;&quot;&amp;[.J46]&amp;&quot;&quot;&quot;,&quot;&quot;long_desc&quot;&quot;:&quot;&quot;&quot;&amp;[.D46]&amp;&quot;&quot;&quot;,&quot;&quot;Tools&quot;&quot;:&quot;&quot;&quot;&amp;[.E46]&amp;&quot;&quot;&quot;},&quot;" office:value-type="string" office:string-value="&quot;41&quot;:{&quot;q&quot;:5,&quot;r&quot;:-1,&quot;short_desc&quot;:&quot;Finding and convening the right partners (and what tender responses to avoid)&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on what to look for, ISP supply chain database, ISO44001, &quot;}," calcext:value-type="string">
            <text:p>"41":{"q":5,"r":-1,"short_desc":"Finding and convening the right partners (and what tender responses to avoid)","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on what to look for, ISP supply chain database, ISO44001, "},</text:p>
          </table:table-cell>
          <table:table-cell/>
        </table:table-row>
        <table:table-row table:style-name="ro2" table:visibility="filter">
          <table:table-cell office:value-type="float" office:value="42" calcext:value-type="float">
            <text:p>42</text:p>
          </table:table-cell>
          <table:table-cell office:value-type="string" calcext:value-type="string">
            <text:p>Prepare resource plans</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Templates (crown service?), Good practice, specific to each LA</text:p>
          </table:table-cell>
          <table:table-cell office:value-type="string" calcext:value-type="string">
            <text:p>Low</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Resources and Supply Chain</text:p>
          </table:table-cell>
          <table:table-cell office:value-type="string" calcext:value-type="string">
            <text:p>page</text:p>
          </table:table-cell>
          <table:table-cell table:formula="of:=&quot;&quot;&quot;&quot;&amp;[.A47]&amp;&quot;&quot;&quot;:&quot;&amp;&quot;{&quot;&quot;q&quot;&quot;:&quot;&amp;[.G47]&amp;&quot;,&quot;&quot;r&quot;&quot;:&quot;&amp;[.H47] &amp; &quot;,&quot;&quot;short_desc&quot;&quot;:&quot;&quot;&quot;&amp;[.B47]&amp;&quot;&quot;&quot;,&quot;&amp; &quot;&quot;&quot;group&quot;&quot;:&quot;&quot;&quot; &amp; [.I47] &amp; &quot;&quot;&quot;,&quot;&quot;type&quot;&quot;:&quot;&quot;&quot;&amp;[.C47]&amp;&quot;&quot;&quot;,&quot;&quot;target:&quot;&quot;&quot;&amp;[.J47]&amp;&quot;&quot;&quot;,&quot;&quot;long_desc&quot;&quot;:&quot;&quot;&quot;&amp;[.D47]&amp;&quot;&quot;&quot;,&quot;&quot;Tools&quot;&quot;:&quot;&quot;&quot;&amp;[.E47]&amp;&quot;&quot;&quot;},&quot;" office:value-type="string" office:string-value="&quot;42&quot;:{&quot;q&quot;:6,&quot;r&quot;:3,&quot;short_desc&quot;:&quot;Prepare resource plans&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Templates (crown service?), Good practice, specific to each LA&quot;}," calcext:value-type="string">
            <text:p>"42":{"q":6,"r":3,"short_desc":"Prepare resource plans","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mplates (crown service?), Good practice, specific to each LA"},</text:p>
          </table:table-cell>
          <table:table-cell/>
        </table:table-row>
        <table:table-row table:style-name="ro2" table:visibility="filter">
          <table:table-cell office:value-type="float" office:value="43" calcext:value-type="float">
            <text:p>43</text:p>
          </table:table-cell>
          <table:table-cell office:value-type="string" calcext:value-type="string">
            <text:p>Firm up estimates of delivery costs</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Templates (crown service?), Good practice and common assumptions to use</text:p>
          </table:table-cell>
          <table:table-cell office:value-type="string" calcext:value-type="string">
            <text:p>Low</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48]&amp;&quot;&quot;&quot;:&quot;&amp;&quot;{&quot;&quot;q&quot;&quot;:&quot;&amp;[.G48]&amp;&quot;,&quot;&quot;r&quot;&quot;:&quot;&amp;[.H48] &amp; &quot;,&quot;&quot;short_desc&quot;&quot;:&quot;&quot;&quot;&amp;[.B48]&amp;&quot;&quot;&quot;,&quot;&amp; &quot;&quot;&quot;group&quot;&quot;:&quot;&quot;&quot; &amp; [.I48] &amp; &quot;&quot;&quot;,&quot;&quot;type&quot;&quot;:&quot;&quot;&quot;&amp;[.C48]&amp;&quot;&quot;&quot;,&quot;&quot;target:&quot;&quot;&quot;&amp;[.J48]&amp;&quot;&quot;&quot;,&quot;&quot;long_desc&quot;&quot;:&quot;&quot;&quot;&amp;[.D48]&amp;&quot;&quot;&quot;,&quot;&quot;Tools&quot;&quot;:&quot;&quot;&quot;&amp;[.E48]&amp;&quot;&quot;&quot;},&quot;" office:value-type="string" office:string-value="&quot;43&quot;:{&quot;q&quot;:6,&quot;r&quot;:-1,&quot;short_desc&quot;:&quot;Firm up estimates of delivery costs&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Templates (crown service?), Good practice and common assumptions to use&quot;}," calcext:value-type="string">
            <text:p>"43":{"q":6,"r":-1,"short_desc":"Firm up estimates of delivery costs","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mplates (crown service?), Good practice and common assumptions to use"},</text:p>
          </table:table-cell>
          <table:table-cell/>
        </table:table-row>
        <table:table-row table:style-name="ro2" table:visibility="filter">
          <table:table-cell office:value-type="float" office:value="44" calcext:value-type="float">
            <text:p>44</text:p>
          </table:table-cell>
          <table:table-cell office:value-type="string" calcext:value-type="string">
            <text:p>Template or example tender, commercial and procurement documents or processe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ode of Practice, examples from across PFER</text:p>
          </table:table-cell>
          <table:table-cell office:value-type="string" calcext:value-type="string">
            <text:p>Low</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Resources and Supply Chain</text:p>
          </table:table-cell>
          <table:table-cell office:value-type="string" calcext:value-type="string">
            <text:p>page</text:p>
          </table:table-cell>
          <table:table-cell table:formula="of:=&quot;&quot;&quot;&quot;&amp;[.A49]&amp;&quot;&quot;&quot;:&quot;&amp;&quot;{&quot;&quot;q&quot;&quot;:&quot;&amp;[.G49]&amp;&quot;,&quot;&quot;r&quot;&quot;:&quot;&amp;[.H49] &amp; &quot;,&quot;&quot;short_desc&quot;&quot;:&quot;&quot;&quot;&amp;[.B49]&amp;&quot;&quot;&quot;,&quot;&amp; &quot;&quot;&quot;group&quot;&quot;:&quot;&quot;&quot; &amp; [.I49] &amp; &quot;&quot;&quot;,&quot;&quot;type&quot;&quot;:&quot;&quot;&quot;&amp;[.C49]&amp;&quot;&quot;&quot;,&quot;&quot;target:&quot;&quot;&quot;&amp;[.J49]&amp;&quot;&quot;&quot;,&quot;&quot;long_desc&quot;&quot;:&quot;&quot;&quot;&amp;[.D49]&amp;&quot;&quot;&quot;,&quot;&quot;Tools&quot;&quot;:&quot;&quot;&quot;&amp;[.E49]&amp;&quot;&quot;&quot;},&quot;" office:value-type="string" office:string-value="&quot;44&quot;:{&quot;q&quot;:6,&quot;r&quot;:-2,&quot;short_desc&quot;:&quot;Template or example tender, commercial and procurement documents or processes&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ode of Practice, examples from across PFER&quot;}," calcext:value-type="string">
            <text:p>"44":{"q":6,"r":-2,"short_desc":"Template or example tender, commercial and procurement documents or processes","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ode of Practice, examples from across PFER"},</text:p>
          </table:table-cell>
          <table:table-cell/>
        </table:table-row>
        <table:table-row table:style-name="ro2" table:visibility="filter">
          <table:table-cell office:value-type="float" office:value="45" calcext:value-type="float">
            <text:p>45</text:p>
          </table:table-cell>
          <table:table-cell office:value-type="string" calcext:value-type="string">
            <text:p>Agree and align the vision, outcomes and objectives</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AoI for Orkney thing, LEO Benefits world café, assement/evaluation options</text:p>
          </table:table-cell>
          <table:table-cell office:value-type="string" calcext:value-type="string">
            <text:p>High</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50]&amp;&quot;&quot;&quot;:&quot;&amp;&quot;{&quot;&quot;q&quot;&quot;:&quot;&amp;[.G50]&amp;&quot;,&quot;&quot;r&quot;&quot;:&quot;&amp;[.H50] &amp; &quot;,&quot;&quot;short_desc&quot;&quot;:&quot;&quot;&quot;&amp;[.B50]&amp;&quot;&quot;&quot;,&quot;&amp; &quot;&quot;&quot;group&quot;&quot;:&quot;&quot;&quot; &amp; [.I50] &amp; &quot;&quot;&quot;,&quot;&quot;type&quot;&quot;:&quot;&quot;&quot;&amp;[.C50]&amp;&quot;&quot;&quot;,&quot;&quot;target:&quot;&quot;&quot;&amp;[.J50]&amp;&quot;&quot;&quot;,&quot;&quot;long_desc&quot;&quot;:&quot;&quot;&quot;&amp;[.D50]&amp;&quot;&quot;&quot;,&quot;&quot;Tools&quot;&quot;:&quot;&quot;&quot;&amp;[.E50]&amp;&quot;&quot;&quot;},&quot;" office:value-type="string" office:string-value="&quot;45&quot;:{&quot;q&quot;:7,&quot;r&quot;:-1,&quot;short_desc&quot;:&quot;Agree and align the vision, outcomes and objectives&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AoI for Orkney thing, LEO Benefits world café, assement/evaluation options&quot;}," calcext:value-type="string">
            <text:p>"45":{"q":7,"r":-1,"short_desc":"Agree and align the vision, outcomes and objectives","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AoI for Orkney thing, LEO Benefits world café, assement/evaluation options"},</text:p>
          </table:table-cell>
          <table:table-cell/>
        </table:table-row>
        <table:table-row table:style-name="ro2" table:visibility="filter">
          <table:table-cell office:value-type="float" office:value="46" calcext:value-type="float">
            <text:p>46</text:p>
          </table:table-cell>
          <table:table-cell office:value-type="string" calcext:value-type="string">
            <text:p>Technical data needed for detailed design</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EAR, Landscape of data sources, CDaS, ERIS Data Insight</text:p>
          </table:table-cell>
          <table:table-cell office:value-type="string" calcext:value-type="string">
            <text:p>High</text:p>
          </table:table-cell>
          <table:table-cell table:number-columns-repeated="2" office:value-type="float" office:value="1" calcext:value-type="float">
            <text:p>1</text:p>
          </table:table-cell>
          <table:table-cell office:value-type="string" calcext:value-type="string">
            <text:p>Data Requirements</text:p>
          </table:table-cell>
          <table:table-cell office:value-type="string" calcext:value-type="string">
            <text:p>page</text:p>
          </table:table-cell>
          <table:table-cell table:formula="of:=&quot;&quot;&quot;&quot;&amp;[.A51]&amp;&quot;&quot;&quot;:&quot;&amp;&quot;{&quot;&quot;q&quot;&quot;:&quot;&amp;[.G51]&amp;&quot;,&quot;&quot;r&quot;&quot;:&quot;&amp;[.H51] &amp; &quot;,&quot;&quot;short_desc&quot;&quot;:&quot;&quot;&quot;&amp;[.B51]&amp;&quot;&quot;&quot;,&quot;&amp; &quot;&quot;&quot;group&quot;&quot;:&quot;&quot;&quot; &amp; [.I51] &amp; &quot;&quot;&quot;,&quot;&quot;type&quot;&quot;:&quot;&quot;&quot;&amp;[.C51]&amp;&quot;&quot;&quot;,&quot;&quot;target:&quot;&quot;&quot;&amp;[.J51]&amp;&quot;&quot;&quot;,&quot;&quot;long_desc&quot;&quot;:&quot;&quot;&quot;&amp;[.D51]&amp;&quot;&quot;&quot;,&quot;&quot;Tools&quot;&quot;:&quot;&quot;&quot;&amp;[.E51]&amp;&quot;&quot;&quot;},&quot;" office:value-type="string" office:string-value="&quot;46&quot;:{&quot;q&quot;:1,&quot;r&quot;:1,&quot;short_desc&quot;:&quot;Technical data needed for detailed design&quot;,&quot;group&quot;:&quot;Data Requirement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EAR, Landscape of data sources, CDaS, ERIS Data Insight&quot;}," calcext:value-type="string">
            <text:p>"46":{"q":1,"r":1,"short_desc":"Technical data needed for detailed design","group":"Data Requirement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EAR, Landscape of data sources, CDaS, ERIS Data Insight"},</text:p>
          </table:table-cell>
          <table:table-cell/>
        </table:table-row>
        <table:table-row table:style-name="ro2" table:visibility="filter">
          <table:table-cell office:value-type="float" office:value="47" calcext:value-type="float">
            <text:p>47</text:p>
          </table:table-cell>
          <table:table-cell office:value-type="string" calcext:value-type="string">
            <text:p>Map of requisite data held by private sector</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EAR, Landscape of data sources, CDaS, ERIS Data Insight</text:p>
          </table:table-cell>
          <table:table-cell office:value-type="string" calcext:value-type="string">
            <text:p>High</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ata Requirements</text:p>
          </table:table-cell>
          <table:table-cell office:value-type="string" calcext:value-type="string">
            <text:p>page</text:p>
          </table:table-cell>
          <table:table-cell table:formula="of:=&quot;&quot;&quot;&quot;&amp;[.A52]&amp;&quot;&quot;&quot;:&quot;&amp;&quot;{&quot;&quot;q&quot;&quot;:&quot;&amp;[.G52]&amp;&quot;,&quot;&quot;r&quot;&quot;:&quot;&amp;[.H52] &amp; &quot;,&quot;&quot;short_desc&quot;&quot;:&quot;&quot;&quot;&amp;[.B52]&amp;&quot;&quot;&quot;,&quot;&amp; &quot;&quot;&quot;group&quot;&quot;:&quot;&quot;&quot; &amp; [.I52] &amp; &quot;&quot;&quot;,&quot;&quot;type&quot;&quot;:&quot;&quot;&quot;&amp;[.C52]&amp;&quot;&quot;&quot;,&quot;&quot;target:&quot;&quot;&quot;&amp;[.J52]&amp;&quot;&quot;&quot;,&quot;&quot;long_desc&quot;&quot;:&quot;&quot;&quot;&amp;[.D52]&amp;&quot;&quot;&quot;,&quot;&quot;Tools&quot;&quot;:&quot;&quot;&quot;&amp;[.E52]&amp;&quot;&quot;&quot;},&quot;" office:value-type="string" office:string-value="&quot;47&quot;:{&quot;q&quot;:2,&quot;r&quot;:1,&quot;short_desc&quot;:&quot;Map of requisite data held by private sector&quot;,&quot;group&quot;:&quot;Data Requirement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EAR, Landscape of data sources, CDaS, ERIS Data Insight&quot;}," calcext:value-type="string">
            <text:p>"47":{"q":2,"r":1,"short_desc":"Map of requisite data held by private sector","group":"Data Requirement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EAR, Landscape of data sources, CDaS, ERIS Data Insight"},</text:p>
          </table:table-cell>
          <table:table-cell/>
        </table:table-row>
        <table:table-row table:style-name="ro2" table:visibility="filter">
          <table:table-cell office:value-type="float" office:value="48" calcext:value-type="float">
            <text:p>48</text:p>
          </table:table-cell>
          <table:table-cell office:value-type="string" calcext:value-type="string">
            <text:p>Map of requisite data held by the Local Authority</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xamples from other LAs, LEO's land usage tool</text:p>
          </table:table-cell>
          <table:table-cell office:value-type="string" calcext:value-type="string">
            <text:p>Medium</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ata Requirements</text:p>
          </table:table-cell>
          <table:table-cell office:value-type="string" calcext:value-type="string">
            <text:p>page</text:p>
          </table:table-cell>
          <table:table-cell table:formula="of:=&quot;&quot;&quot;&quot;&amp;[.A53]&amp;&quot;&quot;&quot;:&quot;&amp;&quot;{&quot;&quot;q&quot;&quot;:&quot;&amp;[.G53]&amp;&quot;,&quot;&quot;r&quot;&quot;:&quot;&amp;[.H53] &amp; &quot;,&quot;&quot;short_desc&quot;&quot;:&quot;&quot;&quot;&amp;[.B53]&amp;&quot;&quot;&quot;,&quot;&amp; &quot;&quot;&quot;group&quot;&quot;:&quot;&quot;&quot; &amp; [.I53] &amp; &quot;&quot;&quot;,&quot;&quot;type&quot;&quot;:&quot;&quot;&quot;&amp;[.C53]&amp;&quot;&quot;&quot;,&quot;&quot;target:&quot;&quot;&quot;&amp;[.J53]&amp;&quot;&quot;&quot;,&quot;&quot;long_desc&quot;&quot;:&quot;&quot;&quot;&amp;[.D53]&amp;&quot;&quot;&quot;,&quot;&quot;Tools&quot;&quot;:&quot;&quot;&quot;&amp;[.E53]&amp;&quot;&quot;&quot;},&quot;" office:value-type="string" office:string-value="&quot;48&quot;:{&quot;q&quot;:2,&quot;r&quot;:0,&quot;short_desc&quot;:&quot;Map of requisite data held by the Local Authority&quot;,&quot;group&quot;:&quot;Data Requirement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xamples from other LAs, LEO's land usage tool&quot;}," calcext:value-type="string">
            <text:p>"48":{"q":2,"r":0,"short_desc":"Map of requisite data held by the Local Authority","group":"Data Requirement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xamples from other LAs, LEO's land usage tool"},</text:p>
          </table:table-cell>
          <table:table-cell/>
        </table:table-row>
        <table:table-row table:style-name="ro2" table:visibility="filter">
          <table:table-cell office:value-type="float" office:value="49" calcext:value-type="float">
            <text:p>49</text:p>
          </table:table-cell>
          <table:table-cell office:value-type="string" calcext:value-type="string">
            <text:p>How to get access to requisite data</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POD project, EDTF, MEDA, Data Platform</text:p>
          </table:table-cell>
          <table:table-cell office:value-type="string" calcext:value-type="string">
            <text:p>High</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Data Requirements</text:p>
          </table:table-cell>
          <table:table-cell office:value-type="string" calcext:value-type="string">
            <text:p>page</text:p>
          </table:table-cell>
          <table:table-cell table:formula="of:=&quot;&quot;&quot;&quot;&amp;[.A54]&amp;&quot;&quot;&quot;:&quot;&amp;&quot;{&quot;&quot;q&quot;&quot;:&quot;&amp;[.G54]&amp;&quot;,&quot;&quot;r&quot;&quot;:&quot;&amp;[.H54] &amp; &quot;,&quot;&quot;short_desc&quot;&quot;:&quot;&quot;&quot;&amp;[.B54]&amp;&quot;&quot;&quot;,&quot;&amp; &quot;&quot;&quot;group&quot;&quot;:&quot;&quot;&quot; &amp; [.I54] &amp; &quot;&quot;&quot;,&quot;&quot;type&quot;&quot;:&quot;&quot;&quot;&amp;[.C54]&amp;&quot;&quot;&quot;,&quot;&quot;target:&quot;&quot;&quot;&amp;[.J54]&amp;&quot;&quot;&quot;,&quot;&quot;long_desc&quot;&quot;:&quot;&quot;&quot;&amp;[.D54]&amp;&quot;&quot;&quot;,&quot;&quot;Tools&quot;&quot;:&quot;&quot;&quot;&amp;[.E54]&amp;&quot;&quot;&quot;},&quot;" office:value-type="string" office:string-value="&quot;49&quot;:{&quot;q&quot;:3,&quot;r&quot;:1,&quot;short_desc&quot;:&quot;How to get access to requisite data&quot;,&quot;group&quot;:&quot;Data Requirement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POD project, EDTF, MEDA, Data Platform&quot;}," calcext:value-type="string">
            <text:p>"49":{"q":3,"r":1,"short_desc":"How to get access to requisite data","group":"Data Requirement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POD project, EDTF, MEDA, Data Platform"},</text:p>
          </table:table-cell>
          <table:table-cell/>
        </table:table-row>
        <table:table-row table:style-name="ro2" table:visibility="filter">
          <table:table-cell office:value-type="float" office:value="50" calcext:value-type="float">
            <text:p>50</text:p>
          </table:table-cell>
          <table:table-cell office:value-type="string" calcext:value-type="string">
            <text:p>How to manage and share data</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Data Management Strategy, Data Sharing Agreement and Licenses</text:p>
          </table:table-cell>
          <table:table-cell office:value-type="string" calcext:value-type="string">
            <text:p>High</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Data Requirements</text:p>
          </table:table-cell>
          <table:table-cell office:value-type="string" calcext:value-type="string">
            <text:p>page</text:p>
          </table:table-cell>
          <table:table-cell table:formula="of:=&quot;&quot;&quot;&quot;&amp;[.A55]&amp;&quot;&quot;&quot;:&quot;&amp;&quot;{&quot;&quot;q&quot;&quot;:&quot;&amp;[.G55]&amp;&quot;,&quot;&quot;r&quot;&quot;:&quot;&amp;[.H55] &amp; &quot;,&quot;&quot;short_desc&quot;&quot;:&quot;&quot;&quot;&amp;[.B55]&amp;&quot;&quot;&quot;,&quot;&amp; &quot;&quot;&quot;group&quot;&quot;:&quot;&quot;&quot; &amp; [.I55] &amp; &quot;&quot;&quot;,&quot;&quot;type&quot;&quot;:&quot;&quot;&quot;&amp;[.C55]&amp;&quot;&quot;&quot;,&quot;&quot;target:&quot;&quot;&quot;&amp;[.J55]&amp;&quot;&quot;&quot;,&quot;&quot;long_desc&quot;&quot;:&quot;&quot;&quot;&amp;[.D55]&amp;&quot;&quot;&quot;,&quot;&quot;Tools&quot;&quot;:&quot;&quot;&quot;&amp;[.E55]&amp;&quot;&quot;&quot;},&quot;" office:value-type="string" office:string-value="&quot;50&quot;:{&quot;q&quot;:3,&quot;r&quot;:2,&quot;short_desc&quot;:&quot;How to manage and share data&quot;,&quot;group&quot;:&quot;Data Requirement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Data Management Strategy, Data Sharing Agreement and Licenses&quot;}," calcext:value-type="string">
            <text:p>"50":{"q":3,"r":2,"short_desc":"How to manage and share data","group":"Data Requirement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Data Management Strategy, Data Sharing Agreement and Licenses"},</text:p>
          </table:table-cell>
          <table:table-cell/>
        </table:table-row>
        <table:table-row table:style-name="ro2" table:visibility="filter">
          <table:table-cell office:value-type="float" office:value="51" calcext:value-type="float">
            <text:p>51</text:p>
          </table:table-cell>
          <table:table-cell office:value-type="string" calcext:value-type="string">
            <text:p>How to engage with communities, stakeholders and people</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User community working group, Method Map, Code of Practice, Living Lab</text:p>
          </table:table-cell>
          <table:table-cell office:value-type="string" calcext:value-type="string">
            <text:p>Medium</text:p>
          </table:table-cell>
          <table:table-cell table:number-columns-repeated="2" office:value-type="float" office:value="1" calcext:value-type="float">
            <text:p>1</text:p>
          </table:table-cell>
          <table:table-cell office:value-type="string" calcext:value-type="string">
            <text:p>Stakeholders and Engagement</text:p>
          </table:table-cell>
          <table:table-cell office:value-type="string" calcext:value-type="string">
            <text:p>page</text:p>
          </table:table-cell>
          <table:table-cell table:formula="of:=&quot;&quot;&quot;&quot;&amp;[.A56]&amp;&quot;&quot;&quot;:&quot;&amp;&quot;{&quot;&quot;q&quot;&quot;:&quot;&amp;[.G56]&amp;&quot;,&quot;&quot;r&quot;&quot;:&quot;&amp;[.H56] &amp; &quot;,&quot;&quot;short_desc&quot;&quot;:&quot;&quot;&quot;&amp;[.B56]&amp;&quot;&quot;&quot;,&quot;&amp; &quot;&quot;&quot;group&quot;&quot;:&quot;&quot;&quot; &amp; [.I56] &amp; &quot;&quot;&quot;,&quot;&quot;type&quot;&quot;:&quot;&quot;&quot;&amp;[.C56]&amp;&quot;&quot;&quot;,&quot;&quot;target:&quot;&quot;&quot;&amp;[.J56]&amp;&quot;&quot;&quot;,&quot;&quot;long_desc&quot;&quot;:&quot;&quot;&quot;&amp;[.D56]&amp;&quot;&quot;&quot;,&quot;&quot;Tools&quot;&quot;:&quot;&quot;&quot;&amp;[.E56]&amp;&quot;&quot;&quot;},&quot;" office:value-type="string" office:string-value="&quot;51&quot;:{&quot;q&quot;:1,&quot;r&quot;:1,&quot;short_desc&quot;:&quot;How to engage with communities, stakeholders and people&quot;,&quot;group&quot;:&quot;Stakeholders and Engage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User community working group, Method Map, Code of Practice, Living Lab&quot;}," calcext:value-type="string">
            <text:p>"51":{"q":1,"r":1,"short_desc":"How to engage with communities, stakeholders and people","group":"Stakeholders and Engage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User community working group, Method Map, Code of Practice, Living Lab"},</text:p>
          </table:table-cell>
          <table:table-cell/>
        </table:table-row>
        <table:table-row table:style-name="ro2" table:visibility="filter">
          <table:table-cell office:value-type="float" office:value="52" calcext:value-type="float">
            <text:p>52</text:p>
          </table:table-cell>
          <table:table-cell office:value-type="string" calcext:value-type="string">
            <text:p>Resources for engagement, communications and marketing</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RIS Insights, LEO Smart and Fair Neighbourhoods, ZCR's cultural animation, onboarding material from Passiv and Kensa</text:p>
          </table:table-cell>
          <table:table-cell office:value-type="string" calcext:value-type="string">
            <text:p>High</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akeholders and Engagement</text:p>
          </table:table-cell>
          <table:table-cell office:value-type="string" calcext:value-type="string">
            <text:p>page</text:p>
          </table:table-cell>
          <table:table-cell table:formula="of:=&quot;&quot;&quot;&quot;&amp;[.A57]&amp;&quot;&quot;&quot;:&quot;&amp;&quot;{&quot;&quot;q&quot;&quot;:&quot;&amp;[.G57]&amp;&quot;,&quot;&quot;r&quot;&quot;:&quot;&amp;[.H57] &amp; &quot;,&quot;&quot;short_desc&quot;&quot;:&quot;&quot;&quot;&amp;[.B57]&amp;&quot;&quot;&quot;,&quot;&amp; &quot;&quot;&quot;group&quot;&quot;:&quot;&quot;&quot; &amp; [.I57] &amp; &quot;&quot;&quot;,&quot;&quot;type&quot;&quot;:&quot;&quot;&quot;&amp;[.C57]&amp;&quot;&quot;&quot;,&quot;&quot;target:&quot;&quot;&quot;&amp;[.J57]&amp;&quot;&quot;&quot;,&quot;&quot;long_desc&quot;&quot;:&quot;&quot;&quot;&amp;[.D57]&amp;&quot;&quot;&quot;,&quot;&quot;Tools&quot;&quot;:&quot;&quot;&quot;&amp;[.E57]&amp;&quot;&quot;&quot;},&quot;" office:value-type="string" office:string-value="&quot;52&quot;:{&quot;q&quot;:2,&quot;r&quot;:1,&quot;short_desc&quot;:&quot;Resources for engagement, communications and marketing&quot;,&quot;group&quot;:&quot;Stakeholders and Engage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RIS Insights, LEO Smart and Fair Neighbourhoods, ZCR's cultural animation, onboarding material from Passiv and Kensa&quot;}," calcext:value-type="string">
            <text:p>"52":{"q":2,"r":1,"short_desc":"Resources for engagement, communications and marketing","group":"Stakeholders and Engage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RIS Insights, LEO Smart and Fair Neighbourhoods, ZCR's cultural animation, onboarding material from Passiv and Kensa"},</text:p>
          </table:table-cell>
          <table:table-cell/>
        </table:table-row>
        <table:table-row table:style-name="ro2" table:visibility="filter">
          <table:table-cell office:value-type="float" office:value="53" calcext:value-type="float">
            <text:p>53</text:p>
          </table:table-cell>
          <table:table-cell office:value-type="string" calcext:value-type="string">
            <text:p>Map of stakeholders and their potential requirement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UCWG outputs (GreenSCIES or LEO)?, Code of Practice, ARUP LAEP stakeholders and requirements, LAEP piece for Ofgem</text:p>
          </table:table-cell>
          <table:table-cell office:value-type="string" calcext:value-type="string">
            <text:p>High</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takeholders and Engagement</text:p>
          </table:table-cell>
          <table:table-cell office:value-type="string" calcext:value-type="string">
            <text:p>page</text:p>
          </table:table-cell>
          <table:table-cell table:formula="of:=&quot;&quot;&quot;&quot;&amp;[.A58]&amp;&quot;&quot;&quot;:&quot;&amp;&quot;{&quot;&quot;q&quot;&quot;:&quot;&amp;[.G58]&amp;&quot;,&quot;&quot;r&quot;&quot;:&quot;&amp;[.H58] &amp; &quot;,&quot;&quot;short_desc&quot;&quot;:&quot;&quot;&quot;&amp;[.B58]&amp;&quot;&quot;&quot;,&quot;&amp; &quot;&quot;&quot;group&quot;&quot;:&quot;&quot;&quot; &amp; [.I58] &amp; &quot;&quot;&quot;,&quot;&quot;type&quot;&quot;:&quot;&quot;&quot;&amp;[.C58]&amp;&quot;&quot;&quot;,&quot;&quot;target:&quot;&quot;&quot;&amp;[.J58]&amp;&quot;&quot;&quot;,&quot;&quot;long_desc&quot;&quot;:&quot;&quot;&quot;&amp;[.D58]&amp;&quot;&quot;&quot;,&quot;&quot;Tools&quot;&quot;:&quot;&quot;&quot;&amp;[.E58]&amp;&quot;&quot;&quot;},&quot;" office:value-type="string" office:string-value="&quot;53&quot;:{&quot;q&quot;:2,&quot;r&quot;:0,&quot;short_desc&quot;:&quot;Map of stakeholders and their potential requirements&quot;,&quot;group&quot;:&quot;Stakeholders and Engage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UCWG outputs (GreenSCIES or LEO)?, Code of Practice, ARUP LAEP stakeholders and requirements, LAEP piece for Ofgem&quot;}," calcext:value-type="string">
            <text:p>"53":{"q":2,"r":0,"short_desc":"Map of stakeholders and their potential requirements","group":"Stakeholders and Engage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UCWG outputs (GreenSCIES or LEO)?, Code of Practice, ARUP LAEP stakeholders and requirements, LAEP piece for Ofgem"},</text:p>
          </table:table-cell>
          <table:table-cell/>
        </table:table-row>
      </table:table>
      <table:named-expressions/>
      <table:database-ranges>
        <table:database-range table:name="__Anonymous_Sheet_DB__0" table:target-range-address="Sheet1.A1:Sheet1.K58" table:display-filter-buttons="true">
          <table:filter>
            <table:filter-and>
              <table:filter-condition table:field-number="2" table:value="Navigation" table:operator="="/>
            </table:filter-and>
          </table:filter>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1">00/00/0000</text:date>, <text:time style:data-style-name="N2" text:time-value="17:28:16.7221390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8T11:05:07.437740035</meta:creation-date>
    <dc:date>2020-09-11T17:41:17.369324874</dc:date>
    <meta:editing-duration>PT16H50M3S</meta:editing-duration>
    <meta:editing-cycles>15</meta:editing-cycles>
    <meta:generator>LibreOffice/6.4.4.2$Linux_X86_64 LibreOffice_project/40$Build-2</meta:generator>
    <meta:document-statistic meta:table-count="1" meta:cell-count="628" meta:object-count="0"/>
    <meta:user-defined meta:name="ProgId">Excel.Sheet</meta:user-defined>
  </office:meta>
</office:document-meta>
</file>